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Sans" svg:font-family="Sans"/>
    <style:font-face style:name="Liberation Serif" svg:font-family="Liberation Serif"/>
  </office:font-face-decls>
  <office:automatic-styles>
    <style:style style:family="text" style:name="T30" style:display-name="T30">
      <style:text-properties fo:color="#0000ff" style:font-name="Sans" fo:font-size="8pt" fo:language="en" fo:country="US" fo:font-weight="normal"/>
    </style:style>
    <style:style style:family="text" style:name="T31" style:display-name="T31">
      <style:text-properties fo:color="#0000ff" fo:font-size="8pt"/>
    </style:style>
    <style:style style:family="text" style:name="T32" style:display-name="T32">
      <style:text-properties fo:color="#0000ff" style:font-name="Sans" fo:font-size="8pt" fo:language="en" fo:country="US" fo:font-weight="bold"/>
    </style:style>
    <style:style style:family="text" style:name="T33" style:display-name="T33">
      <style:text-properties fo:font-size="8pt"/>
    </style:style>
    <style:style style:family="text" style:name="T34" style:display-name="T34">
      <style:text-properties fo:color="#000000" style:font-name="Sans" fo:font-size="8pt" fo:language="en" fo:country="US" fo:font-weight="normal"/>
    </style:style>
    <style:style style:family="text" style:name="T10" style:display-name="T10">
      <style:text-properties fo:color="#0000ff" style:font-name="Sans" fo:font-size="16pt" fo:language="en" fo:country="US" fo:font-weight="bold"/>
    </style:style>
    <style:style style:family="text" style:name="T11" style:display-name="T11">
      <style:text-properties fo:color="#0000ff" style:font-name="Sans" fo:font-size="14pt" fo:language="en" fo:country="US" fo:font-weight="bold"/>
    </style:style>
    <style:style style:family="text" style:name="T12" style:display-name="T12">
      <style:text-properties fo:color="#0000ff" style:font-name="Sans" fo:font-size="11pt" fo:language="en" fo:country="US" fo:font-weight="bold"/>
    </style:style>
    <style:style style:family="text" style:name="T13" style:display-name="T13">
      <style:text-properties fo:color="#0000ff" fo:font-size="9pt" fo:language="en" fo:country="US"/>
    </style:style>
    <style:style style:family="text" style:name="T14" style:display-name="T14">
      <style:text-properties fo:color="#0000ff" fo:language="en" fo:country="US" fo:font-weight="bold"/>
    </style:style>
    <style:style style:family="text" style:name="T15" style:display-name="T15">
      <style:text-properties fo:color="#0000ff" fo:font-size="11pt" fo:language="en" fo:country="US"/>
    </style:style>
    <style:style style:family="text" style:name="T16" style:display-name="T16">
      <style:text-properties fo:color="#0000ff" style:font-name="Sans" fo:font-size="11pt" fo:language="en" fo:country="US" fo:font-style="italic"/>
    </style:style>
    <style:style style:family="text" style:name="T17" style:display-name="T17">
      <style:text-properties fo:color="#0000ff" fo:font-size="11pt" fo:font-weight="normal"/>
    </style:style>
    <style:style style:family="text" style:name="T18" style:display-name="T18">
      <style:text-properties fo:color="#0000ff" fo:font-size="14pt"/>
    </style:style>
    <style:style style:family="text" style:name="T19" style:display-name="T19">
      <style:text-properties fo:color="#0000ff" fo:font-size="12pt" fo:font-weight="bold"/>
    </style:style>
    <style:style style:family="text" style:name="T7" style:display-name="T7">
      <style:text-properties fo:color="#0000ff" style:font-name="Sans" fo:font-size="11pt" fo:language="en" fo:country="US"/>
    </style:style>
    <style:style style:family="text" style:name="T21" style:display-name="T21">
      <style:text-properties fo:color="#0000ff" style:font-name="Sans" fo:font-size="9pt" fo:language="en" fo:country="US" fo:font-weight="normal"/>
    </style:style>
    <style:style style:family="text" style:name="T9" style:display-name="T9">
      <style:text-properties fo:color="#0000ff" style:font-name="Sans" fo:font-size="11pt" fo:language="en" fo:country="US" fo:font-weight="normal"/>
    </style:style>
    <style:style style:family="text" style:name="T35" style:display-name="T35">
      <style:text-properties fo:color="#000000" style:font-name="Liberation Serif" fo:font-size="12pt" fo:language="en" fo:country="US" fo:font-weight="normal"/>
    </style:style>
    <style:style style:family="text" style:name="T36" style:display-name="T36">
      <style:text-properties fo:color="#0000ff" style:font-name="Liberation Serif" fo:font-size="8pt" fo:language="en" fo:country="US" fo:font-weight="normal"/>
    </style:style>
    <style:style style:family="text" style:name="T1" style:display-name="T1">
      <style:text-properties fo:color="#0000ff" style:font-name="Sans" fo:font-size="48pt" fo:language="en" fo:country="US" fo:font-style="italic" fo:font-weight="bold"/>
    </style:style>
    <style:style style:family="text" style:name="T2" style:display-name="T2">
      <style:text-properties fo:color="#0000ff" style:font-name="Sans" fo:font-size="14pt" fo:language="en" fo:country="US"/>
    </style:style>
    <style:style style:family="text" style:name="T3" style:display-name="T3">
      <style:text-properties fo:color="#0000ff" style:font-name="Sans" fo:language="en" fo:country="US"/>
    </style:style>
    <style:style style:family="text" style:name="T4" style:display-name="T4">
      <style:text-properties fo:color="#0000ff" style:font-name="Sans" fo:font-size="9pt" fo:language="en" fo:country="US" fo:font-weight="bold"/>
    </style:style>
    <style:style style:family="text" style:name="T5" style:display-name="T5">
      <style:text-properties fo:color="#0000ff" style:font-name="Sans" fo:font-size="10pt" fo:language="en" fo:country="US"/>
    </style:style>
    <style:style style:family="text" style:name="T6" style:display-name="T6">
      <style:text-properties fo:color="#0000ff" style:font-name="Sans" fo:font-size="24pt" fo:language="en" fo:country="US"/>
    </style:style>
    <style:style style:family="text" style:name="T20" style:display-name="T20">
      <style:text-properties fo:color="#0000ff" style:font-name="Sans" fo:font-size="12pt" fo:language="en" fo:country="US" fo:font-weight="bold"/>
    </style:style>
    <style:style style:family="text" style:name="T8" style:display-name="T8">
      <style:text-properties fo:color="#0000ff"/>
    </style:style>
    <style:style style:family="text" style:name="T22" style:display-name="T22">
      <style:text-properties fo:color="#0000ff" style:font-name="Sans" fo:font-size="9pt" fo:font-weight="normal"/>
    </style:style>
    <style:style style:family="text" style:name="T23" style:display-name="T23">
      <style:text-properties fo:color="#0000ff" fo:font-size="9pt" fo:font-weight="normal"/>
    </style:style>
    <style:style style:family="text" style:name="T24" style:display-name="T24">
      <style:text-properties fo:color="#0000ff" fo:font-weight="normal"/>
    </style:style>
    <style:style style:family="text" style:name="T25" style:display-name="T25">
      <style:text-properties fo:color="#0000ff" style:font-name="Sans" fo:font-size="9pt"/>
    </style:style>
    <style:style style:family="text" style:name="T26" style:display-name="T26">
      <style:text-properties fo:color="#0000ff" fo:font-size="11pt"/>
    </style:style>
    <style:style style:family="text" style:name="T27" style:display-name="T27">
      <style:text-properties fo:color="#0000ff" fo:font-size="9pt"/>
    </style:style>
    <style:style style:family="text" style:name="T28" style:display-name="T28">
      <style:text-properties fo:color="#0000ff" fo:font-size="9pt" fo:font-weight="bold"/>
    </style:style>
    <style:style style:family="text" style:name="T29" style:display-name="T29">
      <style:text-properties fo:color="#0000ff" style:font-name="Sans" fo:font-size="8pt"/>
    </style:style>
    <style:style style:family="paragraph" style:name="P35" style:display-name="P35" style:parent-style-name="Normal">
      <style:paragraph-properties fo:text-align="left" style:writing-mode="lr"/>
      <style:text-properties style:font-name="Sans" fo:font-size="11pt"/>
    </style:style>
    <style:style style:family="paragraph" style:name="P20" style:display-name="P20" style:parent-style-name="Standard">
      <style:paragraph-properties fo:text-align="left" fo:break-before="column" style:writing-mode="lr"/>
      <style:text-properties style:font-name="Sans"/>
    </style:style>
    <style:style style:family="paragraph" style:name="P21" style:display-name="P21" style:parent-style-name="Standard">
      <style:paragraph-properties fo:text-align="left" style:writing-mode="lr"/>
      <style:text-properties fo:color="#0000ff" style:font-name="Sans" fo:font-size="12pt" fo:language="en" fo:country="US"/>
    </style:style>
    <style:style style:family="paragraph" style:name="P22" style:display-name="P22" style:parent-style-name="Standard">
      <style:paragraph-properties fo:text-align="left" fo:line-height="100%" style:writing-mode="lr"/>
      <style:text-properties fo:color="#0000ff" style:font-name="Sans" fo:font-size="12pt" fo:language="en" fo:country="US"/>
    </style:style>
    <style:style style:family="paragraph" style:name="P23" style:display-name="P23" style:parent-style-name="Standard">
      <style:paragraph-properties fo:text-align="left" fo:line-height="100%" style:writing-mode="lr"/>
      <style:text-properties fo:color="#0000ff" style:font-name="Sans" fo:font-size="14pt" fo:language="en" fo:country="US" fo:font-weight="bold"/>
    </style:style>
    <style:style style:family="paragraph" style:name="P24" style:display-name="P24" style:parent-style-name="Standard">
      <style:paragraph-properties fo:text-align="left" fo:line-height="100%" style:writing-mode="lr"/>
      <style:text-properties fo:color="#0000ff" style:font-name="Sans" fo:font-size="11pt" fo:language="en" fo:country="US" fo:font-weight="bold"/>
    </style:style>
    <style:style style:family="paragraph" style:name="P25" style:display-name="P25" style:parent-style-name="Standard">
      <style:paragraph-properties fo:text-align="left" fo:line-height="100%" style:writing-mode="lr"/>
      <style:text-properties fo:color="#0000ff" fo:font-size="9pt" fo:language="en" fo:country="US"/>
    </style:style>
    <style:style style:family="paragraph" style:name="P26" style:display-name="P26" style:parent-style-name="Standard">
      <style:paragraph-properties fo:text-align="left" fo:line-height="100%" style:writing-mode="lr"/>
      <style:text-properties fo:color="#0000ff" fo:language="en" fo:country="US" fo:font-weight="bold"/>
    </style:style>
    <style:style style:family="paragraph" style:name="P27" style:display-name="P27" style:parent-style-name="Standard">
      <style:paragraph-properties fo:text-align="left" fo:line-height="100%" style:writing-mode="lr"/>
      <style:text-properties fo:color="#0000ff" fo:font-size="11pt" fo:language="en" fo:country="US"/>
    </style:style>
    <style:style style:family="paragraph" style:name="P28" style:display-name="P28" style:parent-style-name="Standard">
      <style:paragraph-properties fo:text-align="left" fo:line-height="100%" style:writing-mode="lr"/>
      <style:text-properties fo:color="#0000ff" style:font-name="Sans" fo:font-size="36pt" fo:language="en" fo:country="US" fo:font-weight="bold"/>
    </style:style>
    <style:style style:family="paragraph" style:name="P29" style:display-name="P29" style:parent-style-name="Normal">
      <style:paragraph-properties fo:text-align="left" fo:line-height="100%"/>
      <style:text-properties fo:color="#0000ff" fo:font-weight="bold"/>
    </style:style>
    <style:style style:family="paragraph" style:name="P37" style:display-name="P37" style:parent-style-name="Normal">
      <style:text-properties style:font-name="Sans" fo:font-size="16pt"/>
    </style:style>
    <style:style style:family="paragraph" style:name="P3" style:display-name="P3" style:parent-style-name="Standard">
      <style:paragraph-properties fo:text-align="center" fo:line-height="100%" style:writing-mode="lr"/>
      <style:text-properties fo:color="#0000ff" style:font-name="Sans" fo:language="en" fo:country="US"/>
    </style:style>
    <style:style style:family="paragraph" style:name="P31" style:display-name="P31" style:parent-style-name="Normal"/>
    <style:style style:family="paragraph" style:name="P36" style:display-name="P36" style:parent-style-name="Normal">
      <style:paragraph-properties fo:break-before="page"/>
      <style:text-properties style:font-name="Sans" fo:font-size="16pt"/>
    </style:style>
    <style:style style:family="paragraph" style:name="P32" style:display-name="P32" style:parent-style-name="Normal">
      <style:paragraph-properties fo:break-before="page"/>
      <style:text-properties style:font-name="Sans" fo:font-size="11pt"/>
    </style:style>
    <style:style style:family="paragraph" style:name="P33" style:display-name="P33" style:parent-style-name="Normal">
      <style:text-properties style:font-name="Sans" fo:font-size="11pt"/>
    </style:style>
    <style:style style:family="paragraph" style:name="P34" style:display-name="P34" style:parent-style-name="Normal">
      <style:paragraph-properties fo:text-align="left" fo:break-before="page" style:writing-mode="lr"/>
      <style:text-properties style:font-name="Sans" fo:font-size="11pt"/>
    </style:style>
    <style:style style:family="paragraph" style:name="P38" style:display-name="P38" style:parent-style-name="Standard">
      <style:paragraph-properties fo:text-align="left" fo:line-height="100%" style:writing-mode="lr"/>
      <style:text-properties fo:color="#0000ff" style:font-name="Sans" fo:font-size="14pt" fo:language="en" fo:country="US"/>
    </style:style>
    <style:style style:family="paragraph" style:name="P8" style:display-name="P8" style:parent-style-name="Standard">
      <style:paragraph-properties fo:text-align="left" fo:line-height="100%" fo:break-before="page" style:writing-mode="lr"/>
    </style:style>
    <style:style style:family="paragraph" style:name="P11" style:display-name="P11" style:parent-style-name="Standard">
      <style:paragraph-properties fo:text-align="left" style:writing-mode="lr"/>
      <style:text-properties style:font-name="Sans" fo:font-size="10pt" fo:language="en" fo:country="US"/>
    </style:style>
    <style:style style:family="paragraph" style:name="P1" style:display-name="P1">
      <style:paragraph-properties fo:break-before="page"/>
    </style:style>
    <style:style style:family="paragraph" style:name="P2" style:display-name="P2" style:parent-style-name="Standard">
      <style:paragraph-properties fo:text-align="left" fo:line-height="100%" style:writing-mode="lr"/>
      <style:text-properties fo:color="#0000ff" style:font-name="Sans" fo:language="en" fo:country="US"/>
    </style:style>
    <style:style style:family="paragraph" style:name="P30" style:display-name="P30" style:parent-style-name="Normal">
      <style:paragraph-properties fo:break-before="page"/>
    </style:style>
    <style:style style:family="paragraph" style:name="P4" style:display-name="P4" style:parent-style-name="Standard">
      <style:paragraph-properties fo:text-align="center" fo:line-height="100%" style:writing-mode="lr"/>
    </style:style>
    <style:style style:family="paragraph" style:name="P5" style:display-name="P5" style:parent-style-name="Standard">
      <style:paragraph-properties fo:text-align="center" fo:line-height="100%" style:writing-mode="lr"/>
      <style:text-properties fo:color="#0000ff" style:font-name="Sans" fo:font-size="14pt" fo:language="en" fo:country="US"/>
    </style:style>
    <style:style style:family="paragraph" style:name="P6" style:display-name="P6" style:parent-style-name="Standard">
      <style:paragraph-properties fo:text-align="left" fo:line-height="100%" style:writing-mode="lr"/>
    </style:style>
    <style:style style:family="paragraph" style:name="P7" style:display-name="P7" style:parent-style-name="Standard">
      <style:paragraph-properties fo:text-align="center" fo:line-height="100%" fo:break-before="page" style:writing-mode="lr"/>
    </style:style>
    <style:style style:family="paragraph" style:name="P10" style:display-name="P10" style:parent-style-name="Standard">
      <style:paragraph-properties fo:text-align="left" style:writing-mode="lr"/>
      <style:text-properties style:font-name="Sans"/>
    </style:style>
    <style:style style:family="paragraph" style:name="P9" style:display-name="P9" style:parent-style-name="Standard">
      <style:paragraph-properties fo:text-align="left" fo:break-before="page" style:writing-mode="lr"/>
      <style:text-properties style:font-name="Sans"/>
    </style:style>
    <style:style style:family="paragraph" style:name="P12" style:display-name="P12" style:parent-style-name="Standard">
      <style:paragraph-properties fo:text-align="left" fo:line-height="100%" style:writing-mode="lr"/>
      <style:text-properties style:font-name="Sans" fo:font-size="10pt" fo:language="en" fo:country="US"/>
    </style:style>
    <style:style style:family="paragraph" style:name="P13" style:display-name="P13" style:parent-style-name="Standard">
      <style:paragraph-properties fo:text-align="center" fo:line-height="100%" style:writing-mode="lr"/>
      <style:text-properties fo:color="#0000ff" style:font-name="Sans" fo:font-size="10pt" fo:language="en" fo:country="US"/>
    </style:style>
    <style:style style:family="paragraph" style:name="P14" style:display-name="P14" style:parent-style-name="Standard">
      <style:paragraph-properties fo:text-align="center" fo:line-height="100%" style:writing-mode="lr"/>
      <style:text-properties fo:color="#0000ff" style:font-name="Sans" fo:font-size="24pt" fo:language="en" fo:country="US"/>
    </style:style>
    <style:style style:family="paragraph" style:name="P15" style:display-name="P15" style:parent-style-name="Standard">
      <style:paragraph-properties fo:text-align="left" fo:line-height="100%" style:writing-mode="lr"/>
      <style:text-properties fo:color="#0000ff" style:font-name="Sans" fo:font-size="11pt" fo:language="en" fo:country="US"/>
    </style:style>
    <style:style style:family="paragraph" style:name="P16" style:display-name="P16" style:parent-style-name="Standard">
      <style:paragraph-properties fo:text-align="left" fo:text-indent="0in" fo:line-height="100%" fo:background-color="transparent" fo:widows="2" fo:orphans="2" fo:margin-left="0pt" fo:margin-right="0pt" fo:margin-top="0pt" fo:margin-bottom="0pt" style:writing-mode="lr" fo:padding-left="0.02in" fo:padding-right="0.02in" fo:padding-top="0.02in"/>
      <style:text-properties fo:color="#0000ff" style:font-name="Sans" fo:font-size="11pt" fo:language="en" fo:country="US"/>
    </style:style>
    <style:style style:family="paragraph" style:name="P17" style:display-name="P17" style:parent-style-name="Standard">
      <style:paragraph-properties fo:text-align="center" fo:line-height="100%" style:writing-mode="lr"/>
      <style:text-properties fo:color="#0000ff" style:font-name="Sans" fo:font-size="11pt" fo:language="en" fo:country="US"/>
    </style:style>
    <style:style style:family="paragraph" style:name="P18" style:display-name="P18" style:parent-style-name="Standard">
      <style:paragraph-properties fo:text-align="left" fo:line-height="100%" style:writing-mode="lr"/>
      <style:text-properties fo:color="#0000ff" style:font-name="Sans" fo:font-size="16pt" fo:language="en" fo:country="US" fo:font-weight="bold"/>
    </style:style>
    <style:style style:family="paragraph" style:name="P19" style:display-name="P19" style:parent-style-name="Standard">
      <style:paragraph-properties fo:text-align="left" fo:line-height="100%" style:writing-mode="lr"/>
      <style:text-properties style:font-name="Sans"/>
    </style:style>
    <style:style style:family="section" style:name="Sect1" style:display-name="Sect1"/>
    <style:style style:family="table" style:name="Table3" style:display-name="Table3">
      <style:table-properties style:width="0.000000" table:align="left"/>
    </style:style>
    <style:style style:family="table" style:name="Table4" style:display-name="Table4">
      <style:table-properties style:width="6.500000in" table:align="left"/>
    </style:style>
    <style:style style:family="table" style:name="Table5" style:display-name="Table5">
      <style:table-properties style:width="7.375000in" table:align="left"/>
    </style:style>
    <style:style style:family="table" style:name="Table1" style:display-name="Table1">
      <style:table-properties style:width="0.000000" table:align="margins" fo:margin-left="-0.0049in"/>
    </style:style>
    <style:style style:family="table" style:name="Table2" style:display-name="Table2">
      <style:table-properties style:width="0.000000" table:align="margins" fo:margin-left="-0.0049in"/>
    </style:style>
    <style:style style:family="table-column" style:name="Table4-col1" style:display-name="Table4.col1">
      <style:table-column-properties style:column-width="1.0000in"/>
    </style:style>
    <style:style style:family="table-column" style:name="Table4-col2" style:display-name="Table4.col2">
      <style:table-column-properties style:column-width="2.1875in"/>
    </style:style>
    <style:style style:family="table-column" style:name="Table4-col3" style:display-name="Table4.col3">
      <style:table-column-properties style:column-width="3.3125in"/>
    </style:style>
    <style:style style:family="table-column" style:name="Table5-col1" style:display-name="Table5.col1">
      <style:table-column-properties style:column-width="0.9375in"/>
    </style:style>
    <style:style style:family="table-column" style:name="Table5-col2" style:display-name="Table5.col2">
      <style:table-column-properties style:column-width="1.8125in"/>
    </style:style>
    <style:style style:family="table-column" style:name="Table5-col3" style:display-name="Table5.col3">
      <style:table-column-properties style:column-width="4.6250in"/>
    </style:style>
    <style:style style:family="table-cell" style:name="Table2-col1-row15" style:display-name="Table2_col1_row15">
      <style:table-cell-properties style:vertical-align="top" fo:border-left="0.72pt solid #000000" fo:border-right="0.72pt solid #000000" fo:border-top="0.72pt solid #000000" fo:border-bottom="0.72pt solid #000000"/>
    </style:style>
    <style:style style:family="table-cell" style:name="Table2-col1-row16" style:display-name="Table2_col1_row16">
      <style:table-cell-properties style:vertical-align="top" fo:border-left="0.72pt solid #000000" fo:border-right="0.72pt solid #000000" fo:border-top="0.72pt solid #000000" fo:border-bottom="0.72pt solid #000000"/>
    </style:style>
    <style:style style:family="table-cell" style:name="Table2-col1-row17" style:display-name="Table2_col1_row17">
      <style:table-cell-properties style:vertical-align="top" fo:border-left="0.72pt solid #000000" fo:border-right="0.72pt solid #000000" fo:border-top="0.72pt solid #000000" fo:border-bottom="0.72pt solid #000000"/>
    </style:style>
    <style:style style:family="table-cell" style:name="Table2-col1-row18" style:display-name="Table2_col1_row18">
      <style:table-cell-properties style:vertical-align="top" fo:border-left="0.72pt solid #000000" fo:border-right="0.72pt solid #000000" fo:border-top="0.72pt solid #000000" fo:border-bottom="0.72pt solid #000000"/>
    </style:style>
    <style:style style:family="table-cell" style:name="Table2-col1-row19" style:display-name="Table2_col1_row19">
      <style:table-cell-properties style:vertical-align="top" fo:border-left="0.72pt solid #000000" fo:border-right="0.72pt solid #000000" fo:border-top="0.72pt solid #000000" fo:border-bottom="0.72pt solid #000000"/>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1-row5" style:display-name="Table1_col1_row5">
      <style:table-cell-properties style:vertical-align="top" fo:border-left="0.72pt solid #000000" fo:border-right="0.72pt solid #000000" fo:border-top="0.72pt solid #000000" fo:border-bottom="0.72pt solid #000000"/>
    </style:style>
    <style:style style:family="table-cell" style:name="Table2-col2-row11" style:display-name="Table2_col2_row11">
      <style:table-cell-properties style:vertical-align="top" fo:border-left="0.72pt solid #000000" fo:border-right="0.72pt solid #000000" fo:border-top="0.72pt solid #000000" fo:border-bottom="0.72pt solid #000000"/>
    </style:style>
    <style:style style:family="table-cell" style:name="Table2-col2-row12" style:display-name="Table2_col2_row12">
      <style:table-cell-properties style:vertical-align="top" fo:border-left="0.72pt solid #000000" fo:border-right="0.72pt solid #000000" fo:border-top="0.72pt solid #000000" fo:border-bottom="0.72pt solid #000000"/>
    </style:style>
    <style:style style:family="table-cell" style:name="Table2-col2-row13" style:display-name="Table2_col2_row13">
      <style:table-cell-properties style:vertical-align="top" fo:border-left="0.72pt solid #000000" fo:border-right="0.72pt solid #000000" fo:border-top="0.72pt solid #000000" fo:border-bottom="0.72pt solid #000000"/>
    </style:style>
    <style:style style:family="table-cell" style:name="Table3-col4-row1" style:display-name="Table3_col4_row1">
      <style:table-cell-properties style:vertical-align="top" fo:border-left="0.72pt solid #000000" fo:border-right="0.72pt solid #000000" fo:border-top="0.72pt solid #000000" fo:border-bottom="0.72pt solid #000000"/>
    </style:style>
    <style:style style:family="table-cell" style:name="Table3-col4-row2" style:display-name="Table3_col4_row2">
      <style:table-cell-properties style:vertical-align="top" fo:border-left="0.72pt solid #000000" fo:border-right="0.72pt solid #000000" fo:border-top="0.72pt solid #000000" fo:border-bottom="0.72pt solid #000000"/>
    </style:style>
    <style:style style:family="table-cell" style:name="Table2-col2-row16" style:display-name="Table2_col2_row16">
      <style:table-cell-properties style:vertical-align="top" fo:border-left="0.72pt solid #000000" fo:border-right="0.72pt solid #000000" fo:border-top="0.72pt solid #000000" fo:border-bottom="0.72pt solid #000000"/>
    </style:style>
    <style:style style:family="table-cell" style:name="Table2-col2-row17" style:display-name="Table2_col2_row17">
      <style:table-cell-properties style:vertical-align="top" fo:border-left="0.72pt solid #000000" fo:border-right="0.72pt solid #000000" fo:border-top="0.72pt solid #000000" fo:border-bottom="0.72pt solid #000000"/>
    </style:style>
    <style:style style:family="table-cell" style:name="Table2-col2-row18" style:display-name="Table2_col2_row18">
      <style:table-cell-properties style:vertical-align="top" fo:border-left="0.72pt solid #000000" fo:border-right="0.72pt solid #000000" fo:border-top="0.72pt solid #000000" fo:border-bottom="0.72pt solid #000000"/>
    </style:style>
    <style:style style:family="table-cell" style:name="Table2-col2-row19" style:display-name="Table2_col2_row19">
      <style:table-cell-properties style:vertical-align="top" fo:border-left="0.72pt solid #000000" fo:border-right="0.72pt solid #000000" fo:border-top="0.72pt solid #000000" fo:border-bottom="0.72pt solid #000000"/>
    </style:style>
    <style:style style:family="table-cell" style:name="Table5-col2-row8" style:display-name="Table5_col2_row8">
      <style:table-cell-properties style:vertical-align="top" fo:border-left="0.72pt solid #000000" fo:border-right="0.72pt solid #000000" fo:border-top="0.72pt solid #000000" fo:border-bottom="0.72pt solid #000000"/>
    </style:style>
    <style:style style:family="table-cell" style:name="Table2-col2-row10" style:display-name="Table2_col2_row10">
      <style:table-cell-properties style:vertical-align="top" fo:border-left="0.72pt solid #000000" fo:border-right="0.72pt solid #000000" fo:border-top="0.72pt solid #000000" fo:border-bottom="0.72pt solid #000000"/>
    </style:style>
    <style:style style:family="table-cell" style:name="Table3-col9-row1" style:display-name="Table3_col9_row1">
      <style:table-cell-properties style:vertical-align="top" fo:border-left="0.72pt solid #000000" fo:border-right="0.72pt solid #000000" fo:border-top="0.72pt solid #000000" fo:border-bottom="0.72pt solid #000000"/>
    </style:style>
    <style:style style:family="table-cell" style:name="Table3-col9-row2" style:display-name="Table3_col9_row2">
      <style:table-cell-properties style:vertical-align="top" fo:border-left="0.72pt solid #000000" fo:border-right="0.72pt solid #000000" fo:border-top="0.72pt solid #000000" fo:border-bottom="0.72pt solid #000000"/>
    </style:style>
    <style:style style:family="table-cell" style:name="Table2-col1-row20" style:display-name="Table2_col1_row20">
      <style:table-cell-properties style:vertical-align="top" fo:border-left="0.72pt solid #000000" fo:border-right="0.72pt solid #000000" fo:border-top="0.72pt solid #000000" fo:border-bottom="0.72pt solid #000000"/>
    </style:style>
    <style:style style:family="table-cell" style:name="Table5-col2-row1" style:display-name="Table5_col2_row1">
      <style:table-cell-properties style:vertical-align="top" fo:border-left="0.72pt solid #000000" fo:border-right="0.72pt solid #000000" fo:border-top="0.72pt solid #000000" fo:border-bottom="0.72pt solid #000000"/>
    </style:style>
    <style:style style:family="table-cell" style:name="Table2-col2-row1" style:display-name="Table2_col2_row1">
      <style:table-cell-properties style:vertical-align="top" fo:border-left="0.72pt solid #000000" fo:border-right="0.72pt solid #000000" fo:border-top="0.72pt solid #000000" fo:border-bottom="0.72pt solid #000000"/>
    </style:style>
    <style:style style:family="table-cell" style:name="Table2-col2-row2" style:display-name="Table2_col2_row2">
      <style:table-cell-properties style:vertical-align="top" fo:border-left="0.72pt solid #000000" fo:border-right="0.72pt solid #000000" fo:border-top="0.72pt solid #000000" fo:border-bottom="0.72pt solid #000000"/>
    </style:style>
    <style:style style:family="table-cell" style:name="Table2-col2-row3" style:display-name="Table2_col2_row3">
      <style:table-cell-properties style:vertical-align="top" fo:border-left="0.72pt solid #000000" fo:border-right="0.72pt solid #000000" fo:border-top="0.72pt solid #000000" fo:border-bottom="0.72pt solid #000000"/>
    </style:style>
    <style:style style:family="table-cell" style:name="Table2-col2-row4" style:display-name="Table2_col2_row4">
      <style:table-cell-properties style:vertical-align="top" fo:border-left="0.72pt solid #000000" fo:border-right="0.72pt solid #000000" fo:border-top="0.72pt solid #000000" fo:border-bottom="0.72pt solid #000000"/>
    </style:style>
    <style:style style:family="table-cell" style:name="Table2-col2-row5" style:display-name="Table2_col2_row5">
      <style:table-cell-properties style:vertical-align="top" fo:border-left="0.72pt solid #000000" fo:border-right="0.72pt solid #000000" fo:border-top="0.72pt solid #000000" fo:border-bottom="0.72pt solid #000000"/>
    </style:style>
    <style:style style:family="table-cell" style:name="Table2-col2-row6" style:display-name="Table2_col2_row6">
      <style:table-cell-properties style:vertical-align="top" fo:border-left="0.72pt solid #000000" fo:border-right="0.72pt solid #000000" fo:border-top="0.72pt solid #000000" fo:border-bottom="0.72pt solid #000000"/>
    </style:style>
    <style:style style:family="table-cell" style:name="Table2-col2-row7" style:display-name="Table2_col2_row7">
      <style:table-cell-properties style:vertical-align="top" fo:border-left="0.72pt solid #000000" fo:border-right="0.72pt solid #000000" fo:border-top="0.72pt solid #000000" fo:border-bottom="0.72pt solid #000000"/>
    </style:style>
    <style:style style:family="table-cell" style:name="Table2-col2-row8" style:display-name="Table2_col2_row8">
      <style:table-cell-properties style:vertical-align="top" fo:border-left="0.72pt solid #000000" fo:border-right="0.72pt solid #000000" fo:border-top="0.72pt solid #000000" fo:border-bottom="0.72pt solid #000000"/>
    </style:style>
    <style:style style:family="table-cell" style:name="Table2-col2-row9" style:display-name="Table2_col2_row9">
      <style:table-cell-properties style:vertical-align="top" fo:border-left="0.72pt solid #000000" fo:border-right="0.72pt solid #000000" fo:border-top="0.72pt solid #000000" fo:border-bottom="0.72pt solid #000000"/>
    </style:style>
    <style:style style:family="table-cell" style:name="Table4-col3-row1" style:display-name="Table4_col3_row1">
      <style:table-cell-properties style:vertical-align="top" fo:border-left="0.72pt solid #000000" fo:border-right="0.72pt solid #000000" fo:border-top="0.72pt solid #000000" fo:border-bottom="0.72pt solid #000000"/>
    </style:style>
    <style:style style:family="table-cell" style:name="Table4-col3-row2" style:display-name="Table4_col3_row2">
      <style:table-cell-properties style:vertical-align="top" fo:border-left="0.72pt solid #000000" fo:border-right="0.72pt solid #000000" fo:border-top="0.72pt solid #000000" fo:border-bottom="0.72pt solid #000000"/>
    </style:style>
    <style:style style:family="table-cell" style:name="Table4-col3-row3" style:display-name="Table4_col3_row3">
      <style:table-cell-properties style:vertical-align="top" fo:border-left="0.72pt solid #000000" fo:border-right="0.72pt solid #000000" fo:border-top="0.72pt solid #000000" fo:border-bottom="0.72pt solid #000000"/>
    </style:style>
    <style:style style:family="table-cell" style:name="Table4-col3-row4" style:display-name="Table4_col3_row4">
      <style:table-cell-properties style:vertical-align="top" fo:border-left="0.72pt solid #000000" fo:border-right="0.72pt solid #000000" fo:border-top="0.72pt solid #000000" fo:border-bottom="0.72pt solid #000000"/>
    </style:style>
    <style:style style:family="table-cell" style:name="Table4-col3-row5" style:display-name="Table4_col3_row5">
      <style:table-cell-properties style:vertical-align="top" fo:border-left="0.72pt solid #000000" fo:border-right="0.72pt solid #000000" fo:border-top="0.72pt solid #000000" fo:border-bottom="0.72pt solid #000000"/>
    </style:style>
    <style:style style:family="table-cell" style:name="Table4-col3-row6" style:display-name="Table4_col3_row6">
      <style:table-cell-properties style:vertical-align="top" fo:border-left="0.72pt solid #000000" fo:border-right="0.72pt solid #000000" fo:border-top="0.72pt solid #000000" fo:border-bottom="0.72pt solid #000000"/>
    </style:style>
    <style:style style:family="table-cell" style:name="Table4-col3-row7" style:display-name="Table4_col3_row7">
      <style:table-cell-properties style:vertical-align="top" fo:border-left="0.72pt solid #000000" fo:border-right="0.72pt solid #000000" fo:border-top="0.72pt solid #000000" fo:border-bottom="0.72pt solid #000000"/>
    </style:style>
    <style:style style:family="table-cell" style:name="Table4-col3-row8" style:display-name="Table4_col3_row8">
      <style:table-cell-properties style:vertical-align="top" fo:border-left="0.72pt solid #000000" fo:border-right="0.72pt solid #000000" fo:border-top="0.72pt solid #000000" fo:border-bottom="0.72pt solid #000000"/>
    </style:style>
    <style:style style:family="table-cell" style:name="Table2-col2-row15" style:display-name="Table2_col2_row15">
      <style:table-cell-properties style:vertical-align="top" fo:border-left="0.72pt solid #000000" fo:border-right="0.72pt solid #000000" fo:border-top="0.72pt solid #000000" fo:border-bottom="0.72pt solid #000000"/>
    </style:style>
    <style:style style:family="table-cell" style:name="Table5-col2-row4" style:display-name="Table5_col2_row4">
      <style:table-cell-properties style:vertical-align="top" fo:border-left="0.72pt solid #000000" fo:border-right="0.72pt solid #000000" fo:border-top="0.72pt solid #000000" fo:border-bottom="0.72pt solid #000000"/>
    </style:style>
    <style:style style:family="table-cell" style:name="Table5-col2-row5" style:display-name="Table5_col2_row5">
      <style:table-cell-properties style:vertical-align="top" fo:border-left="0.72pt solid #000000" fo:border-right="0.72pt solid #000000" fo:border-top="0.72pt solid #000000" fo:border-bottom="0.72pt solid #000000"/>
    </style:style>
    <style:style style:family="table-cell" style:name="Table3-col1-row1" style:display-name="Table3_col1_row1">
      <style:table-cell-properties style:vertical-align="top" fo:border-left="0.72pt solid #000000" fo:border-right="0.72pt solid #000000" fo:border-top="0.72pt solid #000000" fo:border-bottom="0.72pt solid #000000"/>
    </style:style>
    <style:style style:family="table-cell" style:name="Table3-col1-row2" style:display-name="Table3_col1_row2">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3-row5" style:display-name="Table1_col3_row5">
      <style:table-cell-properties style:vertical-align="top" fo:border-left="0.72pt solid #000000" fo:border-right="0.72pt solid #000000" fo:border-top="0.72pt solid #000000" fo:border-bottom="0.72pt solid #000000"/>
    </style:style>
    <style:style style:family="table-cell" style:name="Table3-col6-row1" style:display-name="Table3_col6_row1">
      <style:table-cell-properties style:vertical-align="top" fo:border-left="0.72pt solid #000000" fo:border-right="0.72pt solid #000000" fo:border-top="0.72pt solid #000000" fo:border-bottom="0.72pt solid #000000"/>
    </style:style>
    <style:style style:family="table-cell" style:name="Table3-col6-row2" style:display-name="Table3_col6_row2">
      <style:table-cell-properties style:vertical-align="top" fo:border-left="0.72pt solid #000000" fo:border-right="0.72pt solid #000000" fo:border-top="0.72pt solid #000000" fo:border-bottom="0.72pt solid #000000"/>
    </style:style>
    <style:style style:family="table-cell" style:name="Table5-col2-row9" style:display-name="Table5_col2_row9">
      <style:table-cell-properties style:vertical-align="top" fo:border-left="0.72pt solid #000000" fo:border-right="0.72pt solid #000000" fo:border-top="0.72pt solid #000000" fo:border-bottom="0.72pt solid #000000"/>
    </style:style>
    <style:style style:family="table-cell" style:name="Table4-col1-row10" style:display-name="Table4_col1_row10">
      <style:table-cell-properties style:vertical-align="top" fo:border-left="0.72pt solid #000000" fo:border-right="0.72pt solid #000000" fo:border-top="0.72pt solid #000000" fo:border-bottom="0.72pt solid #000000"/>
    </style:style>
    <style:style style:family="table-cell" style:name="Table2-col2-row14" style:display-name="Table2_col2_row14">
      <style:table-cell-properties style:vertical-align="top" fo:border-left="0.72pt solid #000000" fo:border-right="0.72pt solid #000000" fo:border-top="0.72pt solid #000000" fo:border-bottom="0.72pt solid #000000"/>
    </style:style>
    <style:style style:family="table-cell" style:name="Table5-col2-row6" style:display-name="Table5_col2_row6">
      <style:table-cell-properties style:vertical-align="top" fo:border-left="0.72pt solid #000000" fo:border-right="0.72pt solid #000000" fo:border-top="0.72pt solid #000000" fo:border-bottom="0.72pt solid #000000"/>
    </style:style>
    <style:style style:family="table-cell" style:name="Table5-col3-row2" style:display-name="Table5_col3_row2">
      <style:table-cell-properties style:vertical-align="top" fo:border-left="0.72pt solid #000000" fo:border-right="0.72pt solid #000000" fo:border-top="0.72pt solid #000000" fo:border-bottom="0.72pt solid #000000"/>
    </style:style>
    <style:style style:family="table-cell" style:name="Table5-col2-row3" style:display-name="Table5_col2_row3">
      <style:table-cell-properties style:vertical-align="top" fo:border-left="0.72pt solid #000000" fo:border-right="0.72pt solid #000000" fo:border-top="0.72pt solid #000000" fo:border-bottom="0.72pt solid #000000"/>
    </style:style>
    <style:style style:family="table-cell" style:name="Table5-col3-row3" style:display-name="Table5_col3_row3">
      <style:table-cell-properties style:vertical-align="top" fo:border-left="0.72pt solid #000000" fo:border-right="0.72pt solid #000000" fo:border-top="0.72pt solid #000000" fo:border-bottom="0.72pt solid #000000"/>
    </style:style>
    <style:style style:family="table-cell" style:name="Table2-col2-row20" style:display-name="Table2_col2_row20">
      <style:table-cell-properties style:vertical-align="top" fo:border-left="0.72pt solid #000000" fo:border-right="0.72pt solid #000000" fo:border-top="0.72pt solid #000000" fo:border-bottom="0.72pt solid #000000"/>
    </style:style>
    <style:style style:family="table-cell" style:name="Table5-col1-row3" style:display-name="Table5_col1_row3">
      <style:table-cell-properties style:vertical-align="top" fo:border-left="0.72pt solid #000000" fo:border-right="0.72pt solid #000000" fo:border-top="0.72pt solid #000000" fo:border-bottom="0.72pt solid #000000"/>
    </style:style>
    <style:style style:family="table-cell" style:name="Table5-col2-row2" style:display-name="Table5_col2_row2">
      <style:table-cell-properties style:vertical-align="top" fo:border-left="0.72pt solid #000000" fo:border-right="0.72pt solid #000000" fo:border-top="0.72pt solid #000000" fo:border-bottom="0.72pt solid #000000"/>
    </style:style>
    <style:style style:family="table-cell" style:name="Table5-col1-row4" style:display-name="Table5_col1_row4">
      <style:table-cell-properties style:vertical-align="top" fo:border-left="0.72pt solid #000000" fo:border-right="0.72pt solid #000000" fo:border-top="0.72pt solid #000000" fo:border-bottom="0.72pt solid #000000"/>
    </style:style>
    <style:style style:family="table-cell" style:name="Table4-col3-row9" style:display-name="Table4_col3_row9">
      <style:table-cell-properties style:vertical-align="top" fo:border-left="0.72pt solid #000000" fo:border-right="0.72pt solid #000000" fo:border-top="0.72pt solid #000000" fo:border-bottom="0.72pt solid #000000"/>
    </style:style>
    <style:style style:family="table-cell" style:name="Table5-col1-row6" style:display-name="Table5_col1_row6">
      <style:table-cell-properties style:vertical-align="top" fo:border-left="0.72pt solid #000000" fo:border-right="0.72pt solid #000000" fo:border-top="0.72pt solid #000000" fo:border-bottom="0.72pt solid #000000"/>
    </style:style>
    <style:style style:family="table-cell" style:name="Table5-col1-row7" style:display-name="Table5_col1_row7">
      <style:table-cell-properties style:vertical-align="top" fo:border-left="0.72pt solid #000000" fo:border-right="0.72pt solid #000000" fo:border-top="0.72pt solid #000000" fo:border-bottom="0.72pt solid #000000"/>
    </style:style>
    <style:style style:family="table-cell" style:name="Table5-col1-row1" style:display-name="Table5_col1_row1">
      <style:table-cell-properties style:vertical-align="top" fo:border-left="0.72pt solid #000000" fo:border-right="0.72pt solid #000000" fo:border-top="0.72pt solid #000000" fo:border-bottom="0.72pt solid #000000"/>
    </style:style>
    <style:style style:family="table-cell" style:name="Table3-col3-row1" style:display-name="Table3_col3_row1">
      <style:table-cell-properties style:vertical-align="top" fo:border-left="0.72pt solid #000000" fo:border-right="0.72pt solid #000000" fo:border-top="0.72pt solid #000000" fo:border-bottom="0.72pt solid #000000"/>
    </style:style>
    <style:style style:family="table-cell" style:name="Table3-col3-row2" style:display-name="Table3_col3_row2">
      <style:table-cell-properties style:vertical-align="top" fo:border-left="0.72pt solid #000000" fo:border-right="0.72pt solid #000000" fo:border-top="0.72pt solid #000000" fo:border-bottom="0.72pt solid #000000"/>
    </style:style>
    <style:style style:family="table-cell" style:name="Table1-col5-row2" style:display-name="Table1_col5_row2">
      <style:table-cell-properties style:vertical-align="top" fo:border-left="0.72pt solid #000000" fo:border-right="0.72pt solid #000000" fo:border-top="0.72pt solid #000000" fo:border-bottom="0.72pt solid #000000"/>
    </style:style>
    <style:style style:family="table-cell" style:name="Table1-col5-row3" style:display-name="Table1_col5_row3">
      <style:table-cell-properties style:vertical-align="top" fo:border-left="0.72pt solid #000000" fo:border-right="0.72pt solid #000000" fo:border-top="0.72pt solid #000000" fo:border-bottom="0.72pt solid #000000"/>
    </style:style>
    <style:style style:family="table-cell" style:name="Table1-col5-row4" style:display-name="Table1_col5_row4">
      <style:table-cell-properties style:vertical-align="top" fo:border-left="0.72pt solid #000000" fo:border-right="0.72pt solid #000000" fo:border-top="0.72pt solid #000000" fo:border-bottom="0.72pt solid #000000"/>
    </style:style>
    <style:style style:family="table-cell" style:name="Table1-col5-row5" style:display-name="Table1_col5_row5">
      <style:table-cell-properties style:vertical-align="top" fo:border-left="0.72pt solid #000000" fo:border-right="0.72pt solid #000000" fo:border-top="0.72pt solid #000000" fo:border-bottom="0.72pt solid #000000"/>
    </style:style>
    <style:style style:family="table-cell" style:name="Table5-col1-row8" style:display-name="Table5_col1_row8">
      <style:table-cell-properties style:vertical-align="top" fo:border-left="0.72pt solid #000000" fo:border-right="0.72pt solid #000000" fo:border-top="0.72pt solid #000000" fo:border-bottom="0.72pt solid #000000"/>
    </style:style>
    <style:style style:family="table-cell" style:name="Table5-col1-row9" style:display-name="Table5_col1_row9">
      <style:table-cell-properties style:vertical-align="top" fo:border-left="0.72pt solid #000000" fo:border-right="0.72pt solid #000000" fo:border-top="0.72pt solid #000000" fo:border-bottom="0.72pt solid #000000"/>
    </style:style>
    <style:style style:family="table-cell" style:name="Table1-col3-row1" style:display-name="Table1_col3_row1">
      <style:table-cell-properties style:vertical-align="top" fo:border-left="0.72pt solid #000000" fo:border-right="0.72pt solid #000000" fo:border-top="0.72pt solid #000000" fo:border-bottom="0.72pt solid #000000"/>
    </style:style>
    <style:style style:family="table-cell" style:name="Table3-col8-row1" style:display-name="Table3_col8_row1">
      <style:table-cell-properties style:vertical-align="top" fo:border-left="0.72pt solid #000000" fo:border-right="0.72pt solid #000000" fo:border-top="0.72pt solid #000000" fo:border-bottom="0.72pt solid #000000"/>
    </style:style>
    <style:style style:family="table-cell" style:name="Table3-col8-row2" style:display-name="Table3_col8_row2">
      <style:table-cell-properties style:vertical-align="top" fo:border-left="0.72pt solid #000000" fo:border-right="0.72pt solid #000000" fo:border-top="0.72pt solid #000000" fo:border-bottom="0.72pt solid #000000"/>
    </style:style>
    <style:style style:family="table-cell" style:name="Table2-col1-row1" style:display-name="Table2_col1_row1">
      <style:table-cell-properties style:vertical-align="top" fo:border-left="0.72pt solid #000000" fo:border-right="0.72pt solid #000000" fo:border-top="0.72pt solid #000000" fo:border-bottom="0.72pt solid #000000"/>
    </style:style>
    <style:style style:family="table-cell" style:name="Table2-col1-row2" style:display-name="Table2_col1_row2">
      <style:table-cell-properties style:vertical-align="top" fo:border-left="0.72pt solid #000000" fo:border-right="0.72pt solid #000000" fo:border-top="0.72pt solid #000000" fo:border-bottom="0.72pt solid #000000"/>
    </style:style>
    <style:style style:family="table-cell" style:name="Table2-col1-row3" style:display-name="Table2_col1_row3">
      <style:table-cell-properties style:vertical-align="top" fo:border-left="0.72pt solid #000000" fo:border-right="0.72pt solid #000000" fo:border-top="0.72pt solid #000000" fo:border-bottom="0.72pt solid #000000"/>
    </style:style>
    <style:style style:family="table-cell" style:name="Table2-col1-row4" style:display-name="Table2_col1_row4">
      <style:table-cell-properties style:vertical-align="top" fo:border-left="0.72pt solid #000000" fo:border-right="0.72pt solid #000000" fo:border-top="0.72pt solid #000000" fo:border-bottom="0.72pt solid #000000"/>
    </style:style>
    <style:style style:family="table-cell" style:name="Table2-col1-row5" style:display-name="Table2_col1_row5">
      <style:table-cell-properties style:vertical-align="top" fo:border-left="0.72pt solid #000000" fo:border-right="0.72pt solid #000000" fo:border-top="0.72pt solid #000000" fo:border-bottom="0.72pt solid #000000"/>
    </style:style>
    <style:style style:family="table-cell" style:name="Table2-col1-row6" style:display-name="Table2_col1_row6">
      <style:table-cell-properties style:vertical-align="top" fo:border-left="0.72pt solid #000000" fo:border-right="0.72pt solid #000000" fo:border-top="0.72pt solid #000000" fo:border-bottom="0.72pt solid #000000"/>
    </style:style>
    <style:style style:family="table-cell" style:name="Table2-col1-row7" style:display-name="Table2_col1_row7">
      <style:table-cell-properties style:vertical-align="top" fo:border-left="0.72pt solid #000000" fo:border-right="0.72pt solid #000000" fo:border-top="0.72pt solid #000000" fo:border-bottom="0.72pt solid #000000"/>
    </style:style>
    <style:style style:family="table-cell" style:name="Table2-col1-row8" style:display-name="Table2_col1_row8">
      <style:table-cell-properties style:vertical-align="top" fo:border-left="0.72pt solid #000000" fo:border-right="0.72pt solid #000000" fo:border-top="0.72pt solid #000000" fo:border-bottom="0.72pt solid #000000"/>
    </style:style>
    <style:style style:family="table-cell" style:name="Table2-col1-row9" style:display-name="Table2_col1_row9">
      <style:table-cell-properties style:vertical-align="top" fo:border-left="0.72pt solid #000000" fo:border-right="0.72pt solid #000000" fo:border-top="0.72pt solid #000000" fo:border-bottom="0.72pt solid #000000"/>
    </style:style>
    <style:style style:family="table-cell" style:name="Table4-col2-row1" style:display-name="Table4_col2_row1">
      <style:table-cell-properties style:vertical-align="top" fo:border-left="0.72pt solid #000000" fo:border-right="0.72pt solid #000000" fo:border-top="0.72pt solid #000000" fo:border-bottom="0.72pt solid #000000"/>
    </style:style>
    <style:style style:family="table-cell" style:name="Table4-col2-row2" style:display-name="Table4_col2_row2">
      <style:table-cell-properties style:vertical-align="top" fo:border-left="0.72pt solid #000000" fo:border-right="0.72pt solid #000000" fo:border-top="0.72pt solid #000000" fo:border-bottom="0.72pt solid #000000"/>
    </style:style>
    <style:style style:family="table-cell" style:name="Table4-col2-row3" style:display-name="Table4_col2_row3">
      <style:table-cell-properties style:vertical-align="top" fo:border-left="0.72pt solid #000000" fo:border-right="0.72pt solid #000000" fo:border-top="0.72pt solid #000000" fo:border-bottom="0.72pt solid #000000"/>
    </style:style>
    <style:style style:family="table-cell" style:name="Table4-col2-row4" style:display-name="Table4_col2_row4">
      <style:table-cell-properties style:vertical-align="top" fo:border-left="0.72pt solid #000000" fo:border-right="0.72pt solid #000000" fo:border-top="0.72pt solid #000000" fo:border-bottom="0.72pt solid #000000"/>
    </style:style>
    <style:style style:family="table-cell" style:name="Table4-col2-row5" style:display-name="Table4_col2_row5">
      <style:table-cell-properties style:vertical-align="top" fo:border-left="0.72pt solid #000000" fo:border-right="0.72pt solid #000000" fo:border-top="0.72pt solid #000000" fo:border-bottom="0.72pt solid #000000"/>
    </style:style>
    <style:style style:family="table-cell" style:name="Table4-col2-row6" style:display-name="Table4_col2_row6">
      <style:table-cell-properties style:vertical-align="top" fo:border-left="0.72pt solid #000000" fo:border-right="0.72pt solid #000000" fo:border-top="0.72pt solid #000000" fo:border-bottom="0.72pt solid #000000"/>
    </style:style>
    <style:style style:family="table-cell" style:name="Table4-col2-row7" style:display-name="Table4_col2_row7">
      <style:table-cell-properties style:vertical-align="top" fo:border-left="0.72pt solid #000000" fo:border-right="0.72pt solid #000000" fo:border-top="0.72pt solid #000000" fo:border-bottom="0.72pt solid #000000"/>
    </style:style>
    <style:style style:family="table-cell" style:name="Table4-col2-row8" style:display-name="Table4_col2_row8">
      <style:table-cell-properties style:vertical-align="top" fo:border-left="0.72pt solid #000000" fo:border-right="0.72pt solid #000000" fo:border-top="0.72pt solid #000000" fo:border-bottom="0.72pt solid #000000"/>
    </style:style>
    <style:style style:family="table-cell" style:name="Table4-col2-row9" style:display-name="Table4_col2_row9">
      <style:table-cell-properties style:vertical-align="top" fo:border-left="0.72pt solid #000000" fo:border-right="0.72pt solid #000000" fo:border-top="0.72pt solid #000000" fo:border-bottom="0.72pt solid #000000"/>
    </style:style>
    <style:style style:family="table-cell" style:name="Table5-col2-row7" style:display-name="Table5_col2_row7">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2-row5" style:display-name="Table1_col2_row5">
      <style:table-cell-properties style:vertical-align="top" fo:border-left="0.72pt solid #000000" fo:border-right="0.72pt solid #000000" fo:border-top="0.72pt solid #000000" fo:border-bottom="0.72pt solid #000000"/>
    </style:style>
    <style:style style:family="table-cell" style:name="Table5-col2-row10" style:display-name="Table5_col2_row10">
      <style:table-cell-properties style:vertical-align="top" fo:border-left="0.72pt solid #000000" fo:border-right="0.72pt solid #000000" fo:border-top="0.72pt solid #000000" fo:border-bottom="0.72pt solid #000000"/>
    </style:style>
    <style:style style:family="table-cell" style:name="Table5-col3-row1" style:display-name="Table5_col3_row1">
      <style:table-cell-properties style:vertical-align="top" fo:border-left="0.72pt solid #000000" fo:border-right="0.72pt solid #000000" fo:border-top="0.72pt solid #000000" fo:border-bottom="0.72pt solid #000000"/>
    </style:style>
    <style:style style:family="table-cell" style:name="Table3-col5-row1" style:display-name="Table3_col5_row1">
      <style:table-cell-properties style:vertical-align="top" fo:border-left="0.72pt solid #000000" fo:border-right="0.72pt solid #000000" fo:border-top="0.72pt solid #000000" fo:border-bottom="0.72pt solid #000000"/>
    </style:style>
    <style:style style:family="table-cell" style:name="Table3-col5-row2" style:display-name="Table3_col5_row2">
      <style:table-cell-properties style:vertical-align="top" fo:border-left="0.72pt solid #000000" fo:border-right="0.72pt solid #000000" fo:border-top="0.72pt solid #000000" fo:border-bottom="0.72pt solid #000000"/>
    </style:style>
    <style:style style:family="table-cell" style:name="Table5-col3-row4" style:display-name="Table5_col3_row4">
      <style:table-cell-properties style:vertical-align="top" fo:border-left="0.72pt solid #000000" fo:border-right="0.72pt solid #000000" fo:border-top="0.72pt solid #000000" fo:border-bottom="0.72pt solid #000000"/>
    </style:style>
    <style:style style:family="table-cell" style:name="Table5-col3-row5" style:display-name="Table5_col3_row5">
      <style:table-cell-properties style:vertical-align="top" fo:border-left="0.72pt solid #000000" fo:border-right="0.72pt solid #000000" fo:border-top="0.72pt solid #000000" fo:border-bottom="0.72pt solid #000000"/>
    </style:style>
    <style:style style:family="table-cell" style:name="Table5-col3-row6" style:display-name="Table5_col3_row6">
      <style:table-cell-properties style:vertical-align="top" fo:border-left="0.72pt solid #000000" fo:border-right="0.72pt solid #000000" fo:border-top="0.72pt solid #000000" fo:border-bottom="0.72pt solid #000000"/>
    </style:style>
    <style:style style:family="table-cell" style:name="Table5-col3-row7" style:display-name="Table5_col3_row7">
      <style:table-cell-properties style:vertical-align="top" fo:border-left="0.72pt solid #000000" fo:border-right="0.72pt solid #000000" fo:border-top="0.72pt solid #000000" fo:border-bottom="0.72pt solid #000000"/>
    </style:style>
    <style:style style:family="table-cell" style:name="Table5-col3-row8" style:display-name="Table5_col3_row8">
      <style:table-cell-properties style:vertical-align="top" fo:border-left="0.72pt solid #000000" fo:border-right="0.72pt solid #000000" fo:border-top="0.72pt solid #000000" fo:border-bottom="0.72pt solid #000000"/>
    </style:style>
    <style:style style:family="table-cell" style:name="Table5-col3-row9" style:display-name="Table5_col3_row9">
      <style:table-cell-properties style:vertical-align="top" fo:border-left="0.72pt solid #000000" fo:border-right="0.72pt solid #000000" fo:border-top="0.72pt solid #000000" fo:border-bottom="0.72pt solid #000000"/>
    </style:style>
    <style:style style:family="table-cell" style:name="Table1-col4-row1" style:display-name="Table1_col4_row1">
      <style:table-cell-properties style:vertical-align="top" fo:border-left="0.72pt solid #000000" fo:border-right="0.72pt solid #000000" fo:border-top="0.72pt solid #000000" fo:border-bottom="0.72pt solid #000000"/>
    </style:style>
    <style:style style:family="table-cell" style:name="Table4-col3-row10" style:display-name="Table4_col3_row10">
      <style:table-cell-properties style:vertical-align="top" fo:border-left="0.72pt solid #000000" fo:border-right="0.72pt solid #000000" fo:border-top="0.72pt solid #000000" fo:border-bottom="0.72pt solid #000000"/>
    </style:style>
    <style:style style:family="table-cell" style:name="Table4-col2-row10" style:display-name="Table4_col2_row10">
      <style:table-cell-properties style:vertical-align="top" fo:border-left="0.72pt solid #000000" fo:border-right="0.72pt solid #000000" fo:border-top="0.72pt solid #000000" fo:border-bottom="0.72pt solid #000000"/>
    </style:style>
    <style:style style:family="table-cell" style:name="Table3-col2-row1" style:display-name="Table3_col2_row1">
      <style:table-cell-properties style:vertical-align="top" fo:border-left="0.72pt solid #000000" fo:border-right="0.72pt solid #000000" fo:border-top="0.72pt solid #000000" fo:border-bottom="0.72pt solid #000000"/>
    </style:style>
    <style:style style:family="table-cell" style:name="Table3-col2-row2" style:display-name="Table3_col2_row2">
      <style:table-cell-properties style:vertical-align="top" fo:border-left="0.72pt solid #000000" fo:border-right="0.72pt solid #000000" fo:border-top="0.72pt solid #000000" fo:border-bottom="0.72pt solid #000000"/>
    </style:style>
    <style:style style:family="table-cell" style:name="Table1-col4-row2" style:display-name="Table1_col4_row2">
      <style:table-cell-properties style:vertical-align="top" fo:border-left="0.72pt solid #000000" fo:border-right="0.72pt solid #000000" fo:border-top="0.72pt solid #000000" fo:border-bottom="0.72pt solid #000000"/>
    </style:style>
    <style:style style:family="table-cell" style:name="Table1-col4-row3" style:display-name="Table1_col4_row3">
      <style:table-cell-properties style:vertical-align="top" fo:border-left="0.72pt solid #000000" fo:border-right="0.72pt solid #000000" fo:border-top="0.72pt solid #000000" fo:border-bottom="0.72pt solid #000000"/>
    </style:style>
    <style:style style:family="table-cell" style:name="Table1-col4-row4" style:display-name="Table1_col4_row4">
      <style:table-cell-properties style:vertical-align="top" fo:border-left="0.72pt solid #000000" fo:border-right="0.72pt solid #000000" fo:border-top="0.72pt solid #000000" fo:border-bottom="0.72pt solid #000000"/>
    </style:style>
    <style:style style:family="table-cell" style:name="Table1-col4-row5" style:display-name="Table1_col4_row5">
      <style:table-cell-properties style:vertical-align="top" fo:border-left="0.72pt solid #000000" fo:border-right="0.72pt solid #000000" fo:border-top="0.72pt solid #000000" fo:border-bottom="0.72pt solid #000000"/>
    </style:style>
    <style:style style:family="table-cell" style:name="Table3-col7-row1" style:display-name="Table3_col7_row1">
      <style:table-cell-properties style:vertical-align="top" fo:border-left="0.72pt solid #000000" fo:border-right="0.72pt solid #000000" fo:border-top="0.72pt solid #000000" fo:border-bottom="0.72pt solid #000000"/>
    </style:style>
    <style:style style:family="table-cell" style:name="Table3-col7-row2" style:display-name="Table3_col7_row2">
      <style:table-cell-properties style:vertical-align="top" fo:border-left="0.72pt solid #000000" fo:border-right="0.72pt solid #000000" fo:border-top="0.72pt solid #000000" fo:border-bottom="0.72pt solid #000000"/>
    </style:style>
    <style:style style:family="table-cell" style:name="Table5-col3-row10" style:display-name="Table5_col3_row10">
      <style:table-cell-properties style:vertical-align="top" fo:border-left="0.72pt solid #000000" fo:border-right="0.72pt solid #000000" fo:border-top="0.72pt solid #000000" fo:border-bottom="0.72pt solid #000000"/>
    </style:style>
    <style:style style:family="table-cell" style:name="Table5-col1-row2" style:display-name="Table5_col1_row2">
      <style:table-cell-properties style:vertical-align="top" fo:border-left="0.72pt solid #000000" fo:border-right="0.72pt solid #000000" fo:border-top="0.72pt solid #000000" fo:border-bottom="0.72pt solid #000000"/>
    </style:style>
    <style:style style:family="table-cell" style:name="Table1-col5-row1" style:display-name="Table1_col5_row1">
      <style:table-cell-properties style:vertical-align="top" fo:border-left="0.72pt solid #000000" fo:border-right="0.72pt solid #000000" fo:border-top="0.72pt solid #000000" fo:border-bottom="0.72pt solid #000000"/>
    </style:style>
    <style:style style:family="table-cell" style:name="Table5-col1-row10" style:display-name="Table5_col1_row10">
      <style:table-cell-properties style:vertical-align="top" fo:border-left="0.72pt solid #000000" fo:border-right="0.72pt solid #000000" fo:border-top="0.72pt solid #000000" fo:border-bottom="0.72pt solid #000000"/>
    </style:style>
    <style:style style:family="table-cell" style:name="Table2-col1-row12" style:display-name="Table2_col1_row12">
      <style:table-cell-properties style:vertical-align="top" fo:border-left="0.72pt solid #000000" fo:border-right="0.72pt solid #000000" fo:border-top="0.72pt solid #000000" fo:border-bottom="0.72pt solid #000000"/>
    </style:style>
    <style:style style:family="table-cell" style:name="Table2-col1-row13" style:display-name="Table2_col1_row13">
      <style:table-cell-properties style:vertical-align="top" fo:border-left="0.72pt solid #000000" fo:border-right="0.72pt solid #000000" fo:border-top="0.72pt solid #000000" fo:border-bottom="0.72pt solid #000000"/>
    </style:style>
    <style:style style:family="table-cell" style:name="Table5-col1-row5" style:display-name="Table5_col1_row5">
      <style:table-cell-properties style:vertical-align="top" fo:border-left="0.72pt solid #000000" fo:border-right="0.72pt solid #000000" fo:border-top="0.72pt solid #000000" fo:border-bottom="0.72pt solid #000000"/>
    </style:style>
    <style:style style:family="table-cell" style:name="Table2-col1-row11" style:display-name="Table2_col1_row11">
      <style:table-cell-properties style:vertical-align="top" fo:border-left="0.72pt solid #000000" fo:border-right="0.72pt solid #000000" fo:border-top="0.72pt solid #000000" fo:border-bottom="0.72pt solid #000000"/>
    </style:style>
    <style:style style:family="table-cell" style:name="Table4-col1-row9" style:display-name="Table4_col1_row9">
      <style:table-cell-properties style:vertical-align="top" fo:border-left="0.72pt solid #000000" fo:border-right="0.72pt solid #000000" fo:border-top="0.72pt solid #000000" fo:border-bottom="0.72pt solid #000000"/>
    </style:style>
    <style:style style:family="table-cell" style:name="Table2-col1-row10" style:display-name="Table2_col1_row10">
      <style:table-cell-properties style:vertical-align="top" fo:border-left="0.72pt solid #000000" fo:border-right="0.72pt solid #000000" fo:border-top="0.72pt solid #000000" fo:border-bottom="0.72pt solid #000000"/>
    </style:style>
    <style:style style:family="table-cell" style:name="Table4-col1-row1" style:display-name="Table4_col1_row1">
      <style:table-cell-properties style:vertical-align="top" fo:border-left="0.72pt solid #000000" fo:border-right="0.72pt solid #000000" fo:border-top="0.72pt solid #000000" fo:border-bottom="0.72pt solid #000000"/>
    </style:style>
    <style:style style:family="table-cell" style:name="Table4-col1-row2" style:display-name="Table4_col1_row2">
      <style:table-cell-properties style:vertical-align="top" fo:border-left="0.72pt solid #000000" fo:border-right="0.72pt solid #000000" fo:border-top="0.72pt solid #000000" fo:border-bottom="0.72pt solid #000000"/>
    </style:style>
    <style:style style:family="table-cell" style:name="Table4-col1-row3" style:display-name="Table4_col1_row3">
      <style:table-cell-properties style:vertical-align="top" fo:border-left="0.72pt solid #000000" fo:border-right="0.72pt solid #000000" fo:border-top="0.72pt solid #000000" fo:border-bottom="0.72pt solid #000000"/>
    </style:style>
    <style:style style:family="table-cell" style:name="Table4-col1-row4" style:display-name="Table4_col1_row4">
      <style:table-cell-properties style:vertical-align="top" fo:border-left="0.72pt solid #000000" fo:border-right="0.72pt solid #000000" fo:border-top="0.72pt solid #000000" fo:border-bottom="0.72pt solid #000000"/>
    </style:style>
    <style:style style:family="table-cell" style:name="Table4-col1-row5" style:display-name="Table4_col1_row5">
      <style:table-cell-properties style:vertical-align="top" fo:border-left="0.72pt solid #000000" fo:border-right="0.72pt solid #000000" fo:border-top="0.72pt solid #000000" fo:border-bottom="0.72pt solid #000000"/>
    </style:style>
    <style:style style:family="table-cell" style:name="Table4-col1-row6" style:display-name="Table4_col1_row6">
      <style:table-cell-properties style:vertical-align="top" fo:border-left="0.72pt solid #000000" fo:border-right="0.72pt solid #000000" fo:border-top="0.72pt solid #000000" fo:border-bottom="0.72pt solid #000000"/>
    </style:style>
    <style:style style:family="table-cell" style:name="Table4-col1-row7" style:display-name="Table4_col1_row7">
      <style:table-cell-properties style:vertical-align="top" fo:border-left="0.72pt solid #000000" fo:border-right="0.72pt solid #000000" fo:border-top="0.72pt solid #000000" fo:border-bottom="0.72pt solid #000000"/>
    </style:style>
    <style:style style:family="table-cell" style:name="Table4-col1-row8" style:display-name="Table4_col1_row8">
      <style:table-cell-properties style:vertical-align="top" fo:border-left="0.72pt solid #000000" fo:border-right="0.72pt solid #000000" fo:border-top="0.72pt solid #000000" fo:border-bottom="0.72pt solid #000000"/>
    </style:style>
    <style:style style:family="table-cell" style:name="Table2-col1-row14" style:display-name="Table2_col1_row14">
      <style:table-cell-properties style:vertical-align="top" fo:border-left="0.72pt solid #000000" fo:border-right="0.72pt solid #000000" fo:border-top="0.72pt solid #000000" fo:border-bottom="0.72pt solid #000000"/>
    </style:style>
    <style:page-layout style:name="PLayout2">
      <style:page-layout-properties fo:margin-top="1.270000cm" fo:margin-bottom="1.270000cm" fo:margin-left="1in" fo:margin-right="1in"/>
      <style:header-style>
        <style:header-footer-properties svg:height="2.438908cm"/>
      </style:header-style>
      <style:footer-style>
        <style:header-footer-properties svg:height="2.438908cm"/>
      </style:footer-style>
    </style:page-layout>
    <style:page-layout style:name="Standard">
      <style:page-layout-properties fo:margin-top="1.270000cm" fo:margin-bottom="1.270000cm" fo:margin-left="1in" fo:margin-right="1in"/>
      <style:header-style>
        <style:header-footer-properties svg:height="2.438908cm"/>
      </style:header-style>
      <style:footer-style>
        <style:header-footer-properties svg:height="2.438908cm"/>
      </style:footer-style>
    </style:page-layout>
  </office:automatic-styles>
  <office:body>
    <office:text>
      <text:section text:style-name="Sect1" text:name="Section1">
        <text:p text:style-name="P1"/>
        <text:p text:style-name="P2"/>
        <text:p text:style-name="P3"/>
        <text:p text:style-name="P3"/>
        <text:p text:style-name="P3"/>
        <text:p text:style-name="P3"/>
        <text:p text:style-name="P4"><text:span text:style-name="T1">Knexaa</text:span></text:p>
        <text:p text:style-name="P4"><text:span text:style-name="T2">Knowledge. Exam. Anytime. Anywhere.</text:span></text:p>
        <text:p text:style-name="P5"/>
        <text:p text:style-name="P4"><text:span text:style-name="T3">Design Guide V 0.1</text:span></text:p>
        <text:p text:style-name="P3"/>
        <text:p text:style-name="P4"><text:span text:style-name="T3">Author: Suman Barick</text:span></text:p>
        <text:p text:style-name="P3"/>
        <text:p text:style-name="P3"/>
        <text:p text:style-name="P3"/>
        <text:p text:style-name="P3"/>
        <text:p text:style-name="P6"><text:span text:style-name="T3">Revision Table</text:span></text:p>
        <table:table table:name="Table1" table:style-name="Table1">
          <table:table-column/>
          <table:table-column/>
          <table:table-column/>
          <table:table-column/>
          <table:table-column/>
          <table:table-row>
            <table:table-cell table:style-name="Table1_col1_row1">
              <text:p text:style-name="P7"><text:span text:style-name="T4">Rev.No</text:span></text:p>
            </table:table-cell>
            <table:table-cell table:style-name="Table1_col2_row1">
              <text:p text:style-name="P7"><text:span text:style-name="T4">Date</text:span></text:p>
            </table:table-cell>
            <table:table-cell table:style-name="Table1_col3_row1">
              <text:p text:style-name="P4"><text:span text:style-name="T4">Revised By</text:span></text:p>
            </table:table-cell>
            <table:table-cell table:style-name="Table1_col4_row1">
              <text:p text:style-name="P7"><text:span text:style-name="T4">Reviewed By</text:span></text:p>
            </table:table-cell>
            <table:table-cell table:style-name="Table1_col5_row1">
              <text:p text:style-name="P7"><text:span text:style-name="T4">Reason / Comment</text:span></text:p>
            </table:table-cell>
          </table:table-row>
          <table:table-row>
            <table:table-cell table:style-name="Table1_col1_row2">
              <text:p text:style-name="P8"><text:span text:style-name="T5">1</text:span></text:p>
            </table:table-cell>
            <table:table-cell table:style-name="Table1_col2_row2">
              <text:p text:style-name="P6"><text:span text:style-name="T5">28 Oct 2017</text:span></text:p>
            </table:table-cell>
            <table:table-cell table:style-name="Table1_col3_row2">
              <text:p text:style-name="P8"><text:span text:style-name="T5">Suman Barick</text:span></text:p>
            </table:table-cell>
            <table:table-cell table:style-name="Table1_col4_row2">
              <text:p text:style-name="P8"><text:span text:style-name="T5">Suman Barick</text:span></text:p>
            </table:table-cell>
            <table:table-cell table:style-name="Table1_col5_row2">
              <text:p text:style-name="P9"/>
            </table:table-cell>
          </table:table-row>
          <table:table-row>
            <table:table-cell table:style-name="Table1_col1_row3">
              <text:p text:style-name="P9"/>
            </table:table-cell>
            <table:table-cell table:style-name="Table1_col2_row3">
              <text:p text:style-name="P9"/>
            </table:table-cell>
            <table:table-cell table:style-name="Table1_col3_row3">
              <text:p text:style-name="P9"/>
            </table:table-cell>
            <table:table-cell table:style-name="Table1_col4_row3">
              <text:p text:style-name="P9"/>
            </table:table-cell>
            <table:table-cell table:style-name="Table1_col5_row3">
              <text:p text:style-name="P9"/>
            </table:table-cell>
          </table:table-row>
          <table:table-row>
            <table:table-cell table:style-name="Table1_col1_row4">
              <text:p text:style-name="P9"/>
            </table:table-cell>
            <table:table-cell table:style-name="Table1_col2_row4">
              <text:p text:style-name="P9"/>
            </table:table-cell>
            <table:table-cell table:style-name="Table1_col3_row4">
              <text:p text:style-name="P9"/>
            </table:table-cell>
            <table:table-cell table:style-name="Table1_col4_row4">
              <text:p text:style-name="P9"/>
            </table:table-cell>
            <table:table-cell table:style-name="Table1_col5_row4">
              <text:p text:style-name="P10"/>
            </table:table-cell>
          </table:table-row>
          <table:table-row>
            <table:table-cell table:style-name="Table1_col1_row5">
              <text:p text:style-name="P10"/>
            </table:table-cell>
            <table:table-cell table:style-name="Table1_col2_row5">
              <text:p text:style-name="P10"/>
            </table:table-cell>
            <table:table-cell table:style-name="Table1_col3_row5">
              <text:p text:style-name="P9"/>
            </table:table-cell>
            <table:table-cell table:style-name="Table1_col4_row5">
              <text:p text:style-name="P9"/>
            </table:table-cell>
            <table:table-cell table:style-name="Table1_col5_row5">
              <text:p text:style-name="P9"/>
            </table:table-cell>
          </table:table-row>
        </table:table>
        <text:p text:style-name="P11"/>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pan text:style-name="T6">Contents</text:span></text:p>
        <text:p text:style-name="P14"/>
        <text:p text:style-name="P6"/>
        <text:p text:style-name="P6"><text:span text:style-name="T7">1. Configurations and Properties</text:span></text:p>
        <text:p text:style-name="P6"><text:span text:style-name="T7"> <text:s text:c="2"/>1.1. Property angular._9</text:span></text:p>
        <text:p text:style-name="P15"/>
        <text:p text:style-name="P6"><text:span text:style-name="T7">2. Common Services</text:span></text:p>
        <text:p text:style-name="P6"><text:span text:style-name="T7"> <text:s text:c="2"/>2.1. Secret Service</text:span></text:p>
        <text:p text:style-name="P6"><text:span text:style-name="T7"> <text:s text:c="2"/>2.2. Modal Service</text:span></text:p>
        <text:p text:style-name="P6"><text:span text:style-name="T7"> <text:s text:c="2"/>2.3. Ajax Service</text:span></text:p>
        <text:p text:style-name="P6"><text:span text:style-name="T7"> <text:s text:c="2"/>2.4. URL Service</text:span></text:p>
        <text:p text:style-name="P15"/>
        <text:p text:style-name="P6"><text:span text:style-name="T7">3. Home Module</text:span></text:p>
        <text:p text:style-name="P15"/>
        <text:p text:style-name="P6"><text:span text:style-name="T7">4. Library Module</text:span></text:p>
        <text:p text:style-name="P6"><text:span text:style-name="T7"> <text:s text:c="2"/>4.1. <text:s/></text:span></text:p>
        <text:p text:style-name="P15"/>
        <text:p text:style-name="P6"><text:span text:style-name="T7">5. Topic Module</text:span></text:p>
        <text:p text:style-name="P6"><text:span text:style-name="T7"> <text:s text:c="2"/>5.1. </text:span></text:p>
        <text:p text:style-name="P15"/>
        <text:p text:style-name="P6"><text:span text:style-name="T7">6. Exam Module</text:span></text:p>
        <text:p text:style-name="P6"><text:span text:style-name="T7"> <text:s text:c="2"/>6.1.</text:span></text:p>
        <text:p text:style-name="P6"/>
        <text:p text:style-name="P15"/>
        <text:p text:style-name="P15"/>
        <text:p text:style-name="P15"><text:span text:style-name="T8">Appendix</text:span></text:p>
        <text:p text:style-name="P15"><text:span text:style-name="T8">A. </text:span><text:span text:style-name="T9">Data Definitions / Presentation / Structures</text:span></text:p>
        <text:p text:style-name="P16"><text:span text:style-name="T8">B. Node Tool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
        <text:p text:style-name="P6"><text:span text:style-name="T10">1.1. Property angular._9</text:span></text:p>
        <text:p text:style-name="P18"/>
        <text:p text:style-name="P6"><text:span text:style-name="T7">To prevent population of global / window scope, all the application wide properties are exposed under angular._9, since angular is already available with framework.</text:span></text:p>
        <text:p text:style-name="P15"/>
        <text:p text:style-name="P6"><text:span text:style-name="T7">angular._9 properties</text:span></text:p>
        <table:table table:name="Table2" table:style-name="Table2">
          <table:table-column/>
          <table:table-column/>
          <table:table-row>
            <table:table-cell table:style-name="Table2_col1_row1">
              <text:p text:style-name="P7"><text:span text:style-name="T7">name</text:span></text:p>
            </table:table-cell>
            <table:table-cell table:style-name="Table2_col2_row1">
              <text:p text:style-name="P7"><text:span text:style-name="T7">description</text:span></text:p>
            </table:table-cell>
          </table:table-row>
          <table:table-row>
            <table:table-cell table:style-name="Table2_col1_row2">
              <text:p text:style-name="P4"><text:span text:style-name="T7">hostType</text:span></text:p>
            </table:table-cell>
            <table:table-cell table:style-name="Table2_col2_row2">
              <text:p text:style-name="P6"><text:span text:style-name="T7">“web” for website.</text:span></text:p>
              <text:p text:style-name="P6"><text:span text:style-name="T7">“app” for mobile apps</text:span></text:p>
            </table:table-cell>
          </table:table-row>
          <table:table-row>
            <table:table-cell table:style-name="Table2_col1_row3">
              <text:p text:style-name="P4"><text:span text:style-name="T7">webRoot</text:span></text:p>
            </table:table-cell>
            <table:table-cell table:style-name="Table2_col2_row3">
              <text:p text:style-name="P6"><text:span text:style-name="T7">Optional. The domain where data resides when accessed from web. Defaults to $window.location.origin</text:span></text:p>
            </table:table-cell>
          </table:table-row>
          <table:table-row>
            <table:table-cell table:style-name="Table2_col1_row4">
              <text:p text:style-name="P4"><text:span text:style-name="T7">appRoot</text:span></text:p>
            </table:table-cell>
            <table:table-cell table:style-name="Table2_col2_row4">
              <text:p text:style-name="P6"><text:span text:style-name="T7">Mandatory if </text:span><text:span text:style-name="T3">hostType</text:span><text:span text:style-name="T7">=app. Online server domain from where the mobile app will fetch the data.</text:span><text:span text:style-name="T8"><text:line-break/></text:span></text:p>
            </table:table-cell>
          </table:table-row>
          <table:table-row>
            <table:table-cell table:style-name="Table2_col1_row5">
              <text:p text:style-name="P4"><text:span text:style-name="T7">dataRoot</text:span></text:p>
            </table:table-cell>
            <table:table-cell table:style-name="Table2_col2_row5">
              <text:p text:style-name="P6"><text:span text:style-name="T7">The data origin after </text:span><text:span text:style-name="T3">webRoot / appRoot. Both will be concatenated to get the data origin. </text:span></text:p>
              <text:p text:style-name="P2"/>
              <text:p text:style-name="P6"><text:span text:style-name="T7">dataRoot = “data” <text:s text:c="12"/>[for production]</text:span></text:p>
              <text:p text:style-name="P6"><text:span text:style-name="T7">dataRoot = “devData” <text:s text:c="6"/>[for development]</text:span><text:span text:style-name="T8"><text:line-break/></text:span></text:p>
            </table:table-cell>
          </table:table-row>
          <table:table-row>
            <table:table-cell table:style-name="Table2_col1_row6">
              <text:p text:style-name="P7"><text:span text:style-name="T7">xlib</text:span></text:p>
            </table:table-cell>
            <table:table-cell table:style-name="Table2_col2_row6">
              <text:p text:style-name="P6"><text:span text:style-name="T7">‘x’ for exam. Path to exam libraries after </text:span><text:span text:style-name="T3">dataRoot. If a raw path is given, it must be prefixed with “raw:”, else preferred way will be giving an encoded path, which will be deciphered using </text:span><text:span text:style-name="T7">secretService.decipher. The library name is basically the lowercased string of the original library name. Usage described in section 4.</text:span><text:span text:style-name="T8"><text:line-break/></text:span></text:p>
            </table:table-cell>
          </table:table-row>
          <table:table-row>
            <table:table-cell table:style-name="Table2_col1_row7">
              <text:p text:style-name="P7"><text:span text:style-name="T7">config</text:span></text:p>
            </table:table-cell>
            <table:table-cell table:style-name="Table2_col2_row7">
              <text:p text:style-name="P6"><text:span text:style-name="T7">complete paths to any other config files, generally inside <text:s/></text:span><text:span text:style-name="T3">configs folder</text:span><text:span text:style-name="T8"><text:line-break/></text:span></text:p>
            </table:table-cell>
          </table:table-row>
          <table:table-row>
            <table:table-cell table:style-name="Table2_col1_row8">
              <text:p text:style-name="P4"><text:span text:style-name="T7">uniKey</text:span></text:p>
            </table:table-cell>
            <table:table-cell table:style-name="Table2_col2_row8">
              <text:p text:style-name="P6"><text:span text:style-name="T3">The universal key to decipher all AES encoded strings allover the app</text:span></text:p>
              <text:p text:style-name="P19"/>
            </table:table-cell>
          </table:table-row>
          <table:table-row>
            <table:table-cell table:style-name="Table2_col1_row9">
              <text:p text:style-name="P9"/>
            </table:table-cell>
            <table:table-cell table:style-name="Table2_col2_row9">
              <text:p text:style-name="P9"/>
            </table:table-cell>
          </table:table-row>
          <table:table-row>
            <table:table-cell table:style-name="Table2_col1_row10">
              <text:p text:style-name="P9"/>
            </table:table-cell>
            <table:table-cell table:style-name="Table2_col2_row10">
              <text:p text:style-name="P9"/>
            </table:table-cell>
          </table:table-row>
          <table:table-row>
            <table:table-cell table:style-name="Table2_col1_row11">
              <text:p text:style-name="P9"/>
            </table:table-cell>
            <table:table-cell table:style-name="Table2_col2_row11">
              <text:p text:style-name="P9"/>
            </table:table-cell>
          </table:table-row>
          <table:table-row>
            <table:table-cell table:style-name="Table2_col1_row12">
              <text:p text:style-name="P20"/>
            </table:table-cell>
            <table:table-cell table:style-name="Table2_col2_row12">
              <text:p text:style-name="P9"/>
            </table:table-cell>
          </table:table-row>
          <table:table-row>
            <table:table-cell table:style-name="Table2_col1_row13">
              <text:p text:style-name="P9"/>
            </table:table-cell>
            <table:table-cell table:style-name="Table2_col2_row13">
              <text:p text:style-name="P9"/>
            </table:table-cell>
          </table:table-row>
          <table:table-row>
            <table:table-cell table:style-name="Table2_col1_row14">
              <text:p text:style-name="P9"/>
            </table:table-cell>
            <table:table-cell table:style-name="Table2_col2_row14">
              <text:p text:style-name="P9"/>
            </table:table-cell>
          </table:table-row>
          <table:table-row>
            <table:table-cell table:style-name="Table2_col1_row15">
              <text:p text:style-name="P9"/>
            </table:table-cell>
            <table:table-cell table:style-name="Table2_col2_row15">
              <text:p text:style-name="P9"/>
            </table:table-cell>
          </table:table-row>
          <table:table-row>
            <table:table-cell table:style-name="Table2_col1_row16">
              <text:p text:style-name="P10"/>
            </table:table-cell>
            <table:table-cell table:style-name="Table2_col2_row16">
              <text:p text:style-name="P9"/>
            </table:table-cell>
          </table:table-row>
          <table:table-row>
            <table:table-cell table:style-name="Table2_col1_row17">
              <text:p text:style-name="P9"/>
            </table:table-cell>
            <table:table-cell table:style-name="Table2_col2_row17">
              <text:p text:style-name="P9"/>
            </table:table-cell>
          </table:table-row>
          <table:table-row>
            <table:table-cell table:style-name="Table2_col1_row18">
              <text:p text:style-name="P9"/>
            </table:table-cell>
            <table:table-cell table:style-name="Table2_col2_row18">
              <text:p text:style-name="P9"/>
            </table:table-cell>
          </table:table-row>
          <table:table-row>
            <table:table-cell table:style-name="Table2_col1_row19">
              <text:p text:style-name="P9"/>
            </table:table-cell>
            <table:table-cell table:style-name="Table2_col2_row19">
              <text:p text:style-name="P9"/>
            </table:table-cell>
          </table:table-row>
          <table:table-row>
            <table:table-cell table:style-name="Table2_col1_row20">
              <text:p text:style-name="P9"/>
            </table:table-cell>
            <table:table-cell table:style-name="Table2_col2_row20">
              <text:p text:style-name="P9"/>
            </table:table-cell>
          </table:table-row>
        </table:table>
        <text:p text:style-name="P21"/>
        <text:p text:style-name="P22"/>
        <text:p text:style-name="P22"/>
        <text:p text:style-name="P22"/>
        <text:p text:style-name="P22"/>
        <text:p text:style-name="P22"/>
        <text:p text:style-name="P2"/>
        <text:p text:style-name="P2"/>
        <text:p text:style-name="P2"/>
        <text:p text:style-name="P2"/>
        <text:p text:style-name="P3"/>
        <text:p text:style-name="P2"/>
        <text:p text:style-name="P2"/>
        <text:p text:style-name="P2"/>
        <text:p text:style-name="P2"/>
        <text:p text:style-name="P6"><text:span text:style-name="T10">2.1. Secret Service</text:span></text:p>
        <text:p text:style-name="P18"/>
        <text:p text:style-name="P6"><text:span text:style-name="T7">This service makes CryptoJS a part of global angular variable. Hence, CryptoJS global library is no longer available in global window object, rather it can be accessible via angular.CryptoJS reference.</text:span></text:p>
        <text:p text:style-name="P15"/>
        <text:p text:style-name="P15"/>
        <text:p text:style-name="P6"><text:span text:style-name="T11">2.1.1. Public Functions of Secret Service</text:span></text:p>
        <text:p text:style-name="P23"/>
        <text:p text:style-name="P6"><text:span text:style-name="T7">It provides public functions,</text:span></text:p>
        <text:p text:style-name="P6"><text:span text:style-name="T7"> <text:s text:c="2"/>2.1.1.1. decipher</text:span></text:p>
        <text:p text:style-name="P6"><text:span text:style-name="T7"> <text:s text:c="2"/>2.1.1.2. encrypt</text:span></text:p>
        <text:p text:style-name="P6"><text:span text:style-name="T7"> <text:s text:c="2"/>2.1.1.3. getAnswer</text:span></text:p>
        <text:p text:style-name="P15"/>
        <text:p text:style-name="P15"/>
        <text:p text:style-name="P6"><text:span text:style-name="T11">2.1.1.1. decipher</text:span></text:p>
        <text:p text:style-name="P6"><text:span text:style-name="T11">&amp;</text:span></text:p>
        <text:p text:style-name="P6"><text:span text:style-name="T11">2.1.1.2. encrypt</text:span></text:p>
        <text:p text:style-name="P23"/>
        <text:p text:style-name="P6"><text:span text:style-name="T7">calling pattern:</text:span></text:p>
        <text:p text:style-name="P6"><text:span text:style-name="T7">secretService.decipher (encodedText);</text:span></text:p>
        <text:p text:style-name="P6"><text:span text:style-name="T7">secretService.encrypt (sourceText);</text:span></text:p>
        <text:p text:style-name="P15"/>
        <text:p text:style-name="P6"><text:span text:style-name="T7">decipher function deciphers/decrypts the encoded string using CryptoJS AES decryption. encrypt does the opposite of decipher/ decrypt.</text:span></text:p>
        <text:p text:style-name="P6"><text:span text:style-name="T7">The universal decryption key (uniKey) is read from property angular._9 .</text:span></text:p>
        <text:p text:style-name="P15"/>
        <text:p text:style-name="P6"><text:span text:style-name="T7">uniKey:</text:span></text:p>
        <text:p text:style-name="P6"><text:span text:style-name="T7">it is basically a disguised form of a long random predefined string of ASCII characters and of length 30. Here is my recipe of creating the uniKey from a random string.</text:span></text:p>
        <text:p text:style-name="P15"/>
        <text:p text:style-name="P6"><text:span text:style-name="T12">recipe to create uniKey</text:span></text:p>
        <text:p text:style-name="P24"/>
        <text:p text:style-name="P6"><text:span text:style-name="T7">i. Create a hard to guess long string of random characters.</text:span></text:p>
        <text:p text:style-name="P6"><text:span text:style-name="T7"> <text:s/>e.g. "_S6h1K!N8c$7FkM-W#92yTix$@X9sZ". </text:span></text:p>
        <text:p text:style-name="P15"/>
        <text:p text:style-name="P6"><text:span text:style-name="T7">ii. Loop through each character and add a random multiple of 256 (since total number of ASCII characters is 256) to the characters ASCII code, thus creating the pseudo_ascii number. The ASCII code of the original character can be retrieved anytime by pseudo_ascii % 256.</text:span></text:p>
        <text:p text:style-name="P15"/>
        <text:p text:style-name="P6"><text:span text:style-name="T7">iii. Finally the pseudo_ascii for each character is concatenated together separated by hyphen (-) to form the “uniKey”. And it becomes something like,</text:span></text:p>
        <text:p text:style-name="P15"/>
        <text:p text:style-name="P6"><text:span text:style-name="T13">7744863-14135635-13322038-2015080-16136753-19833163-12514593-17757518-4579128-20503651-7431460-6726711-16517190-5287019-14555213-6265901-17583703-4939299-14636857-8574514-19331705-23233876-11785833-4673144-13136164-10791488-16075864-24241465-11007347-23276122</text:span></text:p>
        <text:p text:style-name="P25"/>
        <text:p text:style-name="P25"/>
        <text:p text:style-name="P6"><text:span text:style-name="T11">2.1.1.3. getAnswer</text:span></text:p>
        <text:p text:style-name="P23"/>
        <text:p text:style-name="P6"><text:span text:style-name="T7">Since the entire Knexaa app is primarily designed to be a static app (i.e. front-end only, no backend code), the answer to each question is hidden in the question json itself in a field called “key”. Find below the recipe to create answer_key from original answer.</text:span></text:p>
        <text:p text:style-name="P15"/>
        <text:p text:style-name="P6"><text:span text:style-name="T12">recipe to create answer_key</text:span></text:p>
        <text:p text:style-name="P24"/>
        <text:p text:style-name="P6"><text:span text:style-name="T7">i. Assumption, answer must be a option letter, e.g. A or B or C etc</text:span></text:p>
        <text:p text:style-name="P6"><text:span text:style-name="T7">ii. </text:span></text:p>
        <text:p text:style-name="P15"/>
        <text:p text:style-name="P15"/>
        <text:p text:style-name="P15"/>
        <text:p text:style-name="P15"/>
        <text:p text:style-name="P15"/>
        <text:p text:style-name="P15"/>
        <text:p text:style-name="P15"/>
        <text:p text:style-name="P6"><text:span text:style-name="T10">2.1.2. Internal Logic of Secret Service</text:span></text:p>
        <text:p text:style-name="P18"/>
        <text:p text:style-name="P18"/>
        <text:p text:style-name="P18"/>
        <text:p text:style-name="P18"/>
        <text:p text:style-name="P6"><text:span text:style-name="T10">4. Library Module</text:span></text:p>
        <text:p text:style-name="P18"/>
        <text:p text:style-name="P6"><text:span text:style-name="T7">This is to show the exam libraries (e.g. Code, Engineering etc) which are the root of various topics (e.g. C, C#, Java) or libraries (ECE, CSE etc) inside them. So, a library can contain other libraries or topics.</text:span></text:p>
        <text:p text:style-name="P15"/>
        <text:p text:style-name="P6"><text:span text:style-name="T7">The route pattern is,</text:span></text:p>
        <text:p text:style-name="P6"><text:span text:style-name="T14">/library/:libName</text:span></text:p>
        <text:p text:style-name="P26"/>
        <text:p text:style-name="P6"><text:span text:style-name="T7">The routeParam libName will contain the library name or index for the root of all libraries. The data mappings are as follows,</text:span></text:p>
        <text:p text:style-name="P15"/>
        <text:p text:style-name="P6"><text:span text:style-name="T12">/library/index</text:span><text:span text:style-name="T7"> =&gt; Read the index.json under the main library folder</text:span></text:p>
        <text:p text:style-name="P6"><text:span text:style-name="T12">/library/libName</text:span><text:span text:style-name="T7"> =&gt; Read the index.json under that libName library folder</text:span></text:p>
        <text:p text:style-name="P15"/>
        <text:p text:style-name="P6"><text:span text:style-name="T7">Mappings of exam library name i.e. “libName” to “Actual path” is read from property </text:span><text:span text:style-name="T3">angular._9.xlib [see 1.1 for details].</text:span></text:p>
        <text:p text:style-name="P2"/>
        <text:p text:style-name="P6"><text:span text:style-name="T3">The work of each library page is mainly dictated by its index.json file.</text:span></text:p>
        <text:p text:style-name="P2"/>
        <text:p text:style-name="P2"/>
        <text:p text:style-name="P6"><text:span text:style-name="T11">4.1. Library Index.JSON</text:span></text:p>
        <text:p text:style-name="P23"/>
        <text:p text:style-name="P6"><text:span text:style-name="T7">Each library folder must have an index.json which lists all the sub libraries or topics it contains.</text:span></text:p>
        <text:p text:style-name="P15"/>
        <text:p text:style-name="P6"><text:span text:style-name="T7">The </text:span><text:span text:style-name="T12">basic structure of index.json</text:span><text:span text:style-name="T7"> looks like,</text:span></text:p>
        <text:p text:style-name="P6"><text:span text:style-name="T15">{</text:span></text:p>
        <text:p text:style-name="P6"><text:span text:style-name="T15"><text:tab/>"groupLibName": "index",</text:span></text:p>
        <text:p text:style-name="P6"><text:span text:style-name="T15"><text:tab/>"groupSubjectType": "library",</text:span></text:p>
        <text:p text:style-name="P6"><text:span text:style-name="T15"><text:tab/>"list":</text:span></text:p>
        <text:p text:style-name="P6"><text:span text:style-name="T15"><text:tab/>[</text:span></text:p>
        <text:p text:style-name="P6"><text:span text:style-name="T15"><text:tab/><text:tab/>{</text:span></text:p>
        <text:p text:style-name="P6"><text:span text:style-name="T15"><text:tab/><text:tab/><text:tab/>"name": "Coding"</text:span></text:p>
        <text:p text:style-name="P6"><text:span text:style-name="T15"><text:tab/><text:tab/>},</text:span></text:p>
        <text:p text:style-name="P6"><text:span text:style-name="T15"><text:tab/><text:tab/>{</text:span></text:p>
        <text:p text:style-name="P6"><text:span text:style-name="T15"><text:tab/><text:tab/><text:tab/>"name": "Engineering"</text:span></text:p>
        <text:p text:style-name="P6"><text:span text:style-name="T15"><text:tab/><text:tab/>},</text:span></text:p>
        <text:p text:style-name="P6"><text:span text:style-name="T15"><text:tab/><text:tab/>{</text:span></text:p>
        <text:p text:style-name="P6"><text:span text:style-name="T15"><text:tab/><text:tab/><text:tab/>"name": "Aptitude &amp; Reasoning",</text:span></text:p>
        <text:p text:style-name="P6"><text:span text:style-name="T15"><text:tab/><text:tab/><text:tab/>"subjectType": "topic"</text:span></text:p>
        <text:p text:style-name="P6"><text:span text:style-name="T15"><text:tab/><text:tab/>}</text:span></text:p>
        <text:p text:style-name="P6"><text:span text:style-name="T15"><text:tab/>]</text:span></text:p>
        <text:p text:style-name="P6"><text:span text:style-name="T15">}</text:span></text:p>
        <text:p text:style-name="P27"/>
        <text:p text:style-name="P27"/>
        <text:p text:style-name="P6"><text:span text:style-name="T12">i. groupLibName =&gt; </text:span><text:span text:style-name="T7">The name of the current library whose index.json is this one.</text:span></text:p>
        <text:p text:style-name="P15"/>
        <text:p text:style-name="P6"><text:span text:style-name="T12">ii. groupSubjectType =&gt;</text:span><text:span text:style-name="T7"> This is the 'subjectType’ of all those list entries where 'subjectType’ field is not explicitly mentioned. This field can be ‘library’ or ‘topic’ depending on what the majority of the children of this library is. If a library is mainly comprised of other libraries and has relatively few numbers / or ZERO topics, then there is no meaning of adding subject type to each entry in the list.</text:span></text:p>
        <text:p text:style-name="P15"/>
        <text:p text:style-name="P6"><text:span text:style-name="T7">iii. list =&gt; This is an array of library or topic jsons where each json contains</text:span></text:p>
        <text:p text:style-name="P15"/>
        <text:p text:style-name="P6"><text:span text:style-name="T7"> <text:s text:c="2"/>a. name: name of that particular library or topic</text:span></text:p>
        <text:p text:style-name="P6"><text:span text:style-name="T7"> <text:s text:c="2"/>b. subjectType: [‘library’ / ‘topic’] needed only if differs from groupSubjectType</text:span></text:p>
        <text:p text:style-name="P15"/>
        <text:p text:style-name="P15"/>
        <text:p text:style-name="P15"/>
        <text:p text:style-name="P15"/>
        <text:p text:style-name="P6"><text:span text:style-name="T10">5. Topic Module</text:span></text:p>
        <text:p text:style-name="P18"/>
        <text:p text:style-name="P6"><text:span text:style-name="T7">This shows an exam topic page which contains various exams available under that topic. Topics are the most elementary units under library and </text:span><text:span text:style-name="T16">cannot contain subtopics</text:span><text:span text:style-name="T7">.</text:span></text:p>
        <text:p text:style-name="P15"/>
        <text:p text:style-name="P6"><text:span text:style-name="T11">5.1. Topic Index.JSON</text:span></text:p>
        <text:p text:style-name="P23"/>
        <text:p text:style-name="P6"><text:span text:style-name="T7">The content of this page is dictated from the index.json file under this topic folder.</text:span></text:p>
        <text:p text:style-name="P15"/>
        <text:p text:style-name="P6"><text:span text:style-name="T7">The </text:span><text:span text:style-name="T12">basic structure of a topic index.json</text:span><text:span text:style-name="T7"> is as follows,</text:span></text:p>
        <text:p text:style-name="P15"/>
        <text:p text:style-name="P6"><text:span text:style-name="T15">{</text:span></text:p>
        <text:p text:style-name="P6"><text:span text:style-name="T15"> <text:s text:c="2"/>"examCodeExt": "c", </text:span></text:p>
        <text:p text:style-name="P6"><text:span text:style-name="T15"> <text:s text:c="2"/>"mighty": true,</text:span></text:p>
        <text:p text:style-name="P6"><text:span text:style-name="T15"> <text:s text:c="2"/>"availableExams": [</text:span></text:p>
        <text:p text:style-name="P6"><text:span text:style-name="T15"> <text:s text:c="6"/>{</text:span></text:p>
        <text:p text:style-name="P6"><text:span text:style-name="T15"> <text:s text:c="10"/>“name”: “C for Beginners”,</text:span></text:p>
        <text:p text:style-name="P6"><text:span text:style-name="T15"> <text:s text:c="10"/>“examCode”: “c-11”, </text:span></text:p>
        <text:p text:style-name="P6"><text:span text:style-name="T15"> <text:s text:c="10"/>“totalQ”: 100,</text:span></text:p>
        <text:p text:style-name="P6"><text:span text:style-name="T15"> <text:s text:c="10"/>“Time”: 02:30:00,</text:span></text:p>
        <text:p text:style-name="P6"><text:span text:style-name="T15"> <text:s text:c="10"/>“NoOfQToPass”: 80</text:span></text:p>
        <text:p text:style-name="P6"><text:span text:style-name="T15"> <text:s text:c="6"/>},</text:span></text:p>
        <text:p text:style-name="P6"><text:span text:style-name="T15"> <text:s text:c="5"/>{</text:span></text:p>
        <text:p text:style-name="P6"><text:span text:style-name="T15"> <text:s text:c="10"/>“name”: “C for Intermediates”,</text:span></text:p>
        <text:p text:style-name="P6"><text:span text:style-name="T15"> <text:s text:c="10"/>“examCode”: “c-12”, </text:span></text:p>
        <text:p text:style-name="P6"><text:span text:style-name="T15"> <text:s text:c="10"/>“totalQ”: 100,</text:span></text:p>
        <text:p text:style-name="P6"><text:span text:style-name="T15"> <text:s text:c="10"/>“Time”: 02:30:00,</text:span></text:p>
        <text:p text:style-name="P6"><text:span text:style-name="T15"> <text:s text:c="10"/>“NoOfQToPass”: 80</text:span></text:p>
        <text:p text:style-name="P6"><text:span text:style-name="T15"> <text:s text:c="6"/>},</text:span></text:p>
        <text:p text:style-name="P6"><text:span text:style-name="T15"> <text:s text:c="5"/>{</text:span></text:p>
        <text:p text:style-name="P6"><text:span text:style-name="T15"> <text:s text:c="10"/>“name”: “C for Experts”,</text:span></text:p>
        <text:p text:style-name="P6"><text:span text:style-name="T15"> <text:s text:c="10"/>“examCode”: “c-13”, </text:span></text:p>
        <text:p text:style-name="P6"><text:span text:style-name="T15"> <text:s text:c="10"/>“totalQ”: 100,</text:span></text:p>
        <text:p text:style-name="P6"><text:span text:style-name="T15"> <text:s text:c="10"/>“Time”: 02:30:00,</text:span></text:p>
        <text:p text:style-name="P6"><text:span text:style-name="T15"> <text:s text:c="10"/>“NoOfQToPass”: 80</text:span></text:p>
        <text:p text:style-name="P6"><text:span text:style-name="T15"> <text:s text:c="6"/>}</text:span></text:p>
        <text:p text:style-name="P6"><text:span text:style-name="T15"> <text:s text:c="2"/>]</text:span></text:p>
        <text:p text:style-name="P6"><text:span text:style-name="T15">}</text:span></text:p>
        <text:p text:style-name="P27"/>
        <text:p text:style-name="P27"/>
        <text:p text:style-name="P6"><text:span text:style-name="T12">i. examCodeExt =&gt;</text:span><text:span text:style-name="T7"> This is the unique topic identifier for each topic and this code is appended to “examCode-” to create the </text:span><text:span text:style-name="T12">Exam Code Config</text:span><text:span text:style-name="T7"> file under config folder for that particular exam. For example, “examCode-c.json” is the code config file for all “C” exams. This file contains the unique exam code for each exam. Exam codes are created as &lt;examCodeExt&gt;-&lt;next_Available_Index&gt;. Index 1 to 9 are reserved for Quick Exams.</text:span></text:p>
        <text:p text:style-name="P15"/>
        <text:p text:style-name="P6"><text:span text:style-name="T12">ii. mighty =&gt;</text:span><text:span text:style-name="T7"> Boolean. This field indicates whether a mighty.json file is present or not. The file “mighty.json” is nothing but a huge collection of Questions for each particular topic to enable “Quick Exams”(QE). So, whether QE is available depends on whether mighty.json is available.</text:span></text:p>
        <text:p text:style-name="P6"/>
        <text:p text:style-name="P6"><text:span text:style-name="T7"> <text:s text:c="2"/></text:span><text:span text:style-name="T12">“Quick Exam”(QE)</text:span><text:span text:style-name="T7">s are random questions taken from a huge questions database named &lt;examCodeExt&gt;-“mighty.json”. QEs come in following flavors</text:span></text:p>
        <text:p text:style-name="P6"><text:span text:style-name="T7"> <text:s/></text:span><text:span text:style-name="T15">a. Micro [Question: 10, Time: 00:15:00]</text:span></text:p>
        <text:p text:style-name="P6"><text:span text:style-name="T15"> <text:s text:c="2"/>b. Mini [Question: 30, Time: 00:45:00]</text:span></text:p>
        <text:p text:style-name="P6"><text:span text:style-name="T15"> <text:s text:c="2"/>c. Standard [Question: 60, Time: 01:30:00]</text:span></text:p>
        <text:p text:style-name="P6"><text:span text:style-name="T15"> <text:s text:c="2"/>d. Macro [Question: 80, Time: 02:00:00]</text:span></text:p>
        <text:p text:style-name="P6"><text:span text:style-name="T15"> <text:s text:c="2"/>e. Major [Question: 100, Time: 02:30:00]</text:span></text:p>
        <text:p text:style-name="P15"/>
        <text:p text:style-name="P6"><text:span text:style-name="T12">iii. availableExams =&gt;</text:span><text:span text:style-name="T7"> All the available fixed format exam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8">Appendix</text:span></text:p>
        <text:p text:style-name="P15"/>
        <text:p text:style-name="P15"/>
        <text:p text:style-name="P18"><text:span text:style-name="T8">A. Data Definitions / Presentation / Structures</text:span></text:p>
        <text:p text:style-name="P18"><text:span text:style-name="T8"><text:tab/></text:span><text:span text:style-name="T17">This section records how data is organized and maintained in Knexaa app.</text:span></text:p>
        <text:p text:style-name="P18"/>
        <text:p text:style-name="P18"><text:span text:style-name="T18">A.1. MCQ Questions</text:span></text:p>
        <text:p text:style-name="P18"><text:span text:style-name="T18"><text:tab/></text:span><text:span text:style-name="T17">MCQ Questions are maintained in below json format</text:span></text:p>
        <text:p text:style-name="P18"/>
        <text:p text:style-name="P18"><text:span text:style-name="T17">{</text:span></text:p>
        <text:p text:style-name="P18"><text:span text:style-name="T17"><text:tab/>“q”: &lt;the question text&gt;,</text:span></text:p>
        <text:p text:style-name="P18"><text:span text:style-name="T17"><text:tab/>“options”: <text:tab/>&lt;An array of Options&gt;</text:span></text:p>
        <text:p text:style-name="P18"><text:span text:style-name="T17"><text:tab/><text:tab/><text:tab/>[</text:span></text:p>
        <text:p text:style-name="P18"><text:span text:style-name="T17"><text:tab/><text:tab/><text:tab/><text:tab/>“option that will be shown against A”,</text:span></text:p>
        <text:p text:style-name="P18"><text:span text:style-name="T17"><text:tab/><text:tab/><text:tab/><text:tab/>“option for B”,</text:span></text:p>
        <text:p text:style-name="P18"><text:span text:style-name="T17"><text:tab/><text:tab/><text:tab/><text:tab/>“option for C”,</text:span></text:p>
        <text:p text:style-name="P18"><text:span text:style-name="T17"><text:tab/><text:tab/><text:tab/><text:tab/>...</text:span></text:p>
        <text:p text:style-name="P18"><text:span text:style-name="T17"><text:tab/><text:tab/><text:tab/>],</text:span></text:p>
        <text:p text:style-name="P18"><text:span text:style-name="T17"><text:tab/>“key”: &lt;Encrypted-Answer-Key... See formula below in this doc&gt;</text:span></text:p>
        <text:p text:style-name="P18"><text:span text:style-name="T17">}</text:span></text:p>
        <text:p text:style-name="P18"/>
        <text:p text:style-name="P18"/>
        <text:p text:style-name="P18"/>
        <text:p text:style-name="P18"><text:span text:style-name="T19">A.1.1. Formulas for </text:span><text:span text:style-name="T20">Encrypted-Answer-Key</text:span></text:p>
        <text:p text:style-name="P18"/>
        <text:p text:style-name="P18"><text:span text:style-name="T12">Formula-1:</text:span></text:p>
        <text:p text:style-name="P18"><text:span text:style-name="T9"><text:tab/>The answer key should look like this,</text:span></text:p>
        <text:p text:style-name="P18"><text:span text:style-name="T21">XXXXX-XXXXX</text:span><text:span text:style-name="T22">-</text:span><text:span text:style-name="T21">XXXXX</text:span><text:span text:style-name="T22">-</text:span><text:span text:style-name="T21">XXXXX</text:span><text:span text:style-name="T22">-</text:span><text:span text:style-name="T21">XXXXX</text:span><text:span text:style-name="T22">-XXXXX-XXXXX-XXXXX-XXXXX</text:span></text:p>
        <text:p text:style-name="P18"/>
        <text:p text:style-name="P18"><text:span text:style-name="T23">Where, X = Alphanumeric character i.e. mixture of [0-9A-Z]</text:span></text:p>
        <text:p text:style-name="P18"/>
        <text:p text:style-name="P29"><text:span text:style-name="T24">To understand, let’s first split by ‘-’ and give each part a name</text:span></text:p>
        <table:table table:name="Table3" table:style-name="Table3">
          <table:table-column/>
          <table:table-column/>
          <table:table-column/>
          <table:table-column/>
          <table:table-column/>
          <table:table-column/>
          <table:table-column/>
          <table:table-column/>
          <table:table-column/>
          <table:table-row>
            <table:table-cell table:style-name="Table3_col1_row1">
              <text:p text:style-name="P30"><text:span text:style-name="T25">Folmula-ID</text:span></text:p>
            </table:table-cell>
            <table:table-cell table:style-name="Table3_col2_row1">
              <text:p text:style-name="Normal"><text:span text:style-name="T22">alphaString1</text:span></text:p>
            </table:table-cell>
            <table:table-cell table:style-name="Table3_col3_row1">
              <text:p text:style-name="P30"><text:span text:style-name="T22">alphaString2</text:span></text:p>
            </table:table-cell>
            <table:table-cell table:style-name="Table3_col4_row1">
              <text:p text:style-name="P31"><text:span text:style-name="T22">alphaString3</text:span></text:p>
            </table:table-cell>
            <table:table-cell table:style-name="Table3_col5_row1">
              <text:p text:style-name="P30"><text:span text:style-name="T22">alphaString4</text:span></text:p>
            </table:table-cell>
            <table:table-cell table:style-name="Table3_col6_row1">
              <text:p text:style-name="P31"><text:span text:style-name="T25">alphaString5</text:span></text:p>
            </table:table-cell>
            <table:table-cell table:style-name="Table3_col7_row1">
              <text:p text:style-name="Normal"><text:span text:style-name="T22">alphaString6</text:span></text:p>
            </table:table-cell>
            <table:table-cell table:style-name="Table3_col8_row1">
              <text:p text:style-name="P30"><text:span text:style-name="T22">alphaString7</text:span></text:p>
            </table:table-cell>
            <table:table-cell table:style-name="Table3_col9_row1">
              <text:p text:style-name="P30"><text:span text:style-name="T22">alphaString8</text:span></text:p>
            </table:table-cell>
          </table:table-row>
          <table:table-row>
            <table:table-cell table:style-name="Table3_col1_row2">
              <text:p text:style-name="P31"><text:span text:style-name="T22">XXXXX</text:span></text:p>
            </table:table-cell>
            <table:table-cell table:style-name="Table3_col2_row2">
              <text:p text:style-name="P31"><text:span text:style-name="T22">XXXXX</text:span></text:p>
            </table:table-cell>
            <table:table-cell table:style-name="Table3_col3_row2">
              <text:p text:style-name="P31"><text:span text:style-name="T22">XXXXX</text:span></text:p>
            </table:table-cell>
            <table:table-cell table:style-name="Table3_col4_row2">
              <text:p text:style-name="P31"><text:span text:style-name="T22">XXXXX</text:span></text:p>
            </table:table-cell>
            <table:table-cell table:style-name="Table3_col5_row2">
              <text:p text:style-name="Normal"><text:span text:style-name="T22">XXXXX</text:span></text:p>
            </table:table-cell>
            <table:table-cell table:style-name="Table3_col6_row2">
              <text:p text:style-name="P30"><text:span text:style-name="T22">XXXXX</text:span></text:p>
            </table:table-cell>
            <table:table-cell table:style-name="Table3_col7_row2">
              <text:p text:style-name="P31"><text:span text:style-name="T22">XXXXX</text:span></text:p>
            </table:table-cell>
            <table:table-cell table:style-name="Table3_col8_row2">
              <text:p text:style-name="Normal"><text:span text:style-name="T22">XXXXX</text:span></text:p>
            </table:table-cell>
            <table:table-cell table:style-name="Table3_col9_row2">
              <text:p text:style-name="P30"><text:span text:style-name="T22">XXXXX</text:span></text:p>
            </table:table-cell>
          </table:table-row>
        </table:table>
        <text:p text:style-name="P18"/>
        <text:p text:style-name="P18"><text:span text:style-name="T26">Formula ID</text:span></text:p>
        <text:p text:style-name="P18"/>
        <table:table table:name="Table4" table:style-name="Table4">
          <table:table-column table:style-name="Table4.col1"/>
          <table:table-column table:style-name="Table4.col2"/>
          <table:table-column table:style-name="Table4.col3"/>
          <table:table-row>
            <table:table-cell table:style-name="Table4_col1_row1">
              <text:p text:style-name="P32">Formula ID</text:p>
            </table:table-cell>
            <table:table-cell table:style-name="Table4_col2_row1">
              <text:p text:style-name="P32">Meaning</text:p>
            </table:table-cell>
            <table:table-cell table:style-name="Table4_col3_row1">
              <text:p text:style-name="P32">Get ans from ans-key</text:p>
            </table:table-cell>
          </table:table-row>
          <table:table-row>
            <table:table-cell table:style-name="Table4_col1_row2">
              <text:p text:style-name="P32"><text:span text:style-name="T27">AAAA1</text:span></text:p>
            </table:table-cell>
            <table:table-cell table:style-name="Table4_col2_row2">
              <text:p text:style-name="P32"><text:span text:style-name="T27">MCQ Question with </text:span><text:span text:style-name="T28">single</text:span><text:span text:style-name="T27"> answer</text:span></text:p>
              <text:p text:style-name="P33"/>
            </table:table-cell>
            <table:table-cell table:style-name="Table4_col3_row2">
              <text:p text:style-name="P34"><text:span text:style-name="T29">1. var </text:span><text:span text:style-name="T30">numString1</text:span><text:span text:style-name="T29"> = convertToNumString(</text:span><text:span text:style-name="T30">alphaString1</text:span><text:span text:style-name="T29">);</text:span></text:p>
              <text:p text:style-name="P35"><text:span text:style-name="T29">// similarly do for </text:span><text:span text:style-name="T30">alphaString</text:span><text:span text:style-name="T29">2, 3 and 4 to create numString2, 3 and 4</text:span></text:p>
              <text:p text:style-name="P35"/>
              <text:p text:style-name="P35"><text:span text:style-name="T30">2. convertToNumString</text:span><text:span text:style-name="T29"> function will convert any alpha char in that alphaNumeric string <text:s/>to number, by doing ASCII % 10 to get a number &lt;=9</text:span></text:p>
              <text:p text:style-name="P35"/>
              <text:p text:style-name="P35"/>
              <text:p text:style-name="P35"><text:span text:style-name="T29">3. var firstNString = </text:span><text:span text:style-name="T30">numString1 + numString2</text:span><text:span text:style-name="T29">;</text:span></text:p>
              <text:p text:style-name="P35"><text:span text:style-name="T29">var secondNString = </text:span><text:span text:style-name="T30">numString3 + numString4;</text:span></text:p>
              <text:p text:style-name="P35"/>
              <text:p text:style-name="P35"><text:span text:style-name="T29">4. var alphaString = </text:span><text:span text:style-name="T30">alphaString5 + alphaString6 + alphaString7 + alphaString8;</text:span></text:p>
              <text:p text:style-name="P35"/>
              <text:p text:style-name="P35"><text:span text:style-name="T31">5. var ultimateIndex = parseInt(secondNString[firstNString[3]]) + parseInt</text:span><text:span text:style-name="T30"> </text:span><text:span text:style-name="T31">(secondNString[firstNString[6]]) + parseInt(secondNString[firstNString[9]]);</text:span></text:p>
              <text:p text:style-name="P35"/>
              <text:p text:style-name="P35"><text:span text:style-name="T31">//the index should not go beyond (alphaString.length-1)</text:span></text:p>
              <text:p text:style-name="P35"><text:span text:style-name="T31">6. ultimateIndex = ultimateIndex % (alphaString.length-1);</text:span></text:p>
              <text:p text:style-name="P35"/>
              <text:p text:style-name="P35"><text:span text:style-name="T31">7. var ans = alphaString[ultimateIndex];</text:span></text:p>
              <text:p text:style-name="P35"/>
            </table:table-cell>
          </table:table-row>
          <table:table-row>
            <table:table-cell table:style-name="Table4_col1_row3">
              <text:p text:style-name="P33"><text:span text:style-name="T31">AAAA2</text:span></text:p>
            </table:table-cell>
            <table:table-cell table:style-name="Table4_col2_row3">
              <text:p text:style-name="P32"><text:span text:style-name="T30">MCQ Question with </text:span><text:span text:style-name="T32">single</text:span><text:span text:style-name="T30"> answer</text:span></text:p>
            </table:table-cell>
            <table:table-cell table:style-name="Table4_col3_row3">
              <text:p text:style-name="P32"><text:span text:style-name="T33"> </text:span><text:span text:style-name="T31">Same recipe as AAAA1, only on step 5, the fixed integers are 1, 4, 7<text:line-break/></text:span></text:p>
            </table:table-cell>
          </table:table-row>
          <table:table-row>
            <table:table-cell table:style-name="Table4_col1_row4">
              <text:p text:style-name="P32"><text:span text:style-name="T30">AAAA3</text:span></text:p>
            </table:table-cell>
            <table:table-cell table:style-name="Table4_col2_row4">
              <text:p text:style-name="P33"><text:span text:style-name="T30">MCQ Question with </text:span><text:span text:style-name="T32">single</text:span><text:span text:style-name="T30"> answer</text:span></text:p>
            </table:table-cell>
            <table:table-cell table:style-name="Table4_col3_row4">
              <text:p text:style-name="P32"><text:span text:style-name="T34"> </text:span><text:span text:style-name="T30">Same recipe as AAAA1, only on step 5, the fixed integers are 2, 5, 8<text:line-break/></text:span></text:p>
            </table:table-cell>
          </table:table-row>
          <table:table-row>
            <table:table-cell table:style-name="Table4_col1_row5">
              <text:p text:style-name="P32"><text:span text:style-name="T30">AAAA4</text:span></text:p>
            </table:table-cell>
            <table:table-cell table:style-name="Table4_col2_row5">
              <text:p text:style-name="P33"><text:span text:style-name="T30">MCQ Question with </text:span><text:span text:style-name="T32">single</text:span><text:span text:style-name="T30"> answer</text:span></text:p>
            </table:table-cell>
            <table:table-cell table:style-name="Table4_col3_row5">
              <text:p text:style-name="P33"><text:span text:style-name="T34"> </text:span><text:span text:style-name="T30">Same recipe as AAAA1, only on step 5, the fixed integers are 3, 4, 9<text:line-break/></text:span></text:p>
            </table:table-cell>
          </table:table-row>
          <table:table-row>
            <table:table-cell table:style-name="Table4_col1_row6">
              <text:p text:style-name="P32"><text:span text:style-name="T30">AAAA5</text:span></text:p>
            </table:table-cell>
            <table:table-cell table:style-name="Table4_col2_row6">
              <text:p text:style-name="P32"><text:span text:style-name="T30">MCQ Question with </text:span><text:span text:style-name="T32">single</text:span><text:span text:style-name="T30"> answer</text:span></text:p>
            </table:table-cell>
            <table:table-cell table:style-name="Table4_col3_row6">
              <text:p text:style-name="P33"><text:span text:style-name="T34"> </text:span><text:span text:style-name="T30">Same recipe as AAAA1, only on step 5, the fixed integers are 6, 8, 9</text:span><text:span text:style-name="T30"><text:line-break/></text:span></text:p>
            </table:table-cell>
          </table:table-row>
          <table:table-row>
            <table:table-cell table:style-name="Table4_col1_row7">
              <text:p text:style-name="P33"><text:span text:style-name="T30">AAAA6</text:span></text:p>
            </table:table-cell>
            <table:table-cell table:style-name="Table4_col2_row7">
              <text:p text:style-name="P32"><text:span text:style-name="T30">MCQ Question with </text:span><text:span text:style-name="T32">single</text:span><text:span text:style-name="T30"> answer</text:span></text:p>
            </table:table-cell>
            <table:table-cell table:style-name="Table4_col3_row7">
              <text:p text:style-name="P33"><text:span text:style-name="T34"> </text:span><text:span text:style-name="T30">Same recipe as AAAA1, only on step 5, the fixed integers are 1, 3, 8</text:span></text:p>
              <text:p text:style-name="P33"/>
            </table:table-cell>
          </table:table-row>
          <table:table-row>
            <table:table-cell table:style-name="Table4_col1_row8">
              <text:p text:style-name="P33"><text:span text:style-name="T30">AAAA7</text:span></text:p>
            </table:table-cell>
            <table:table-cell table:style-name="Table4_col2_row8">
              <text:p text:style-name="P33"><text:span text:style-name="T30">MCQ Question with </text:span><text:span text:style-name="T32">single</text:span><text:span text:style-name="T30"> answer</text:span></text:p>
            </table:table-cell>
            <table:table-cell table:style-name="Table4_col3_row8">
              <text:p text:style-name="P33"><text:span text:style-name="T34"> </text:span><text:span text:style-name="T30">Same recipe as AAAA1, only on step 5, the fixed integers are 2, 7, 8</text:span></text:p>
              <text:p text:style-name="P33"/>
            </table:table-cell>
          </table:table-row>
          <table:table-row>
            <table:table-cell table:style-name="Table4_col1_row9">
              <text:p text:style-name="P32"><text:span text:style-name="T30">AAAA8</text:span></text:p>
            </table:table-cell>
            <table:table-cell table:style-name="Table4_col2_row9">
              <text:p text:style-name="P33"><text:span text:style-name="T30">MCQ Question with </text:span><text:span text:style-name="T32">single</text:span><text:span text:style-name="T30"> answer</text:span></text:p>
            </table:table-cell>
            <table:table-cell table:style-name="Table4_col3_row9">
              <text:p text:style-name="P33"><text:span text:style-name="T34"> </text:span><text:span text:style-name="T30">Same recipe as AAAA1, only on step 5, the fixed integers are 1, 2, 5</text:span></text:p>
              <text:p text:style-name="P33"/>
            </table:table-cell>
          </table:table-row>
          <table:table-row>
            <table:table-cell table:style-name="Table4_col1_row10">
              <text:p text:style-name="P32"><text:span text:style-name="T30">AAAA9</text:span></text:p>
            </table:table-cell>
            <table:table-cell table:style-name="Table4_col2_row10">
              <text:p text:style-name="P33"><text:span text:style-name="T30">MCQ Question with </text:span><text:span text:style-name="T32">single</text:span><text:span text:style-name="T30"> answer</text:span></text:p>
            </table:table-cell>
            <table:table-cell table:style-name="Table4_col3_row10">
              <text:p text:style-name="P33"><text:span text:style-name="T34"> </text:span><text:span text:style-name="T30">Same recipe as AAAA1, only on step 5, the fixed integers are 4, 5, 7</text:span></text:p>
              <text:p text:style-name="P33"/>
            </table:table-cell>
          </table:table-row>
        </table:table>
        <text:p text:style-name="P18"/>
        <text:p text:style-name="P18"/>
        <table:table table:name="Table5" table:style-name="Table5">
          <table:table-column table:style-name="Table5.col1"/>
          <table:table-column table:style-name="Table5.col2"/>
          <table:table-column table:style-name="Table5.col3"/>
          <table:table-row>
            <table:table-cell table:style-name="Table5_col1_row1">
              <text:p text:style-name="P36"><text:span text:style-name="T35">Formula ID</text:span></text:p>
            </table:table-cell>
            <table:table-cell table:style-name="Table5_col2_row1">
              <text:p text:style-name="P37"><text:span text:style-name="T35">Meaning</text:span></text:p>
            </table:table-cell>
            <table:table-cell table:style-name="Table5_col3_row1">
              <text:p text:style-name="P36"><text:span text:style-name="T35">Get ans from ans-key</text:span></text:p>
            </table:table-cell>
          </table:table-row>
          <table:table-row>
            <table:table-cell table:style-name="Table5_col1_row2">
              <text:p text:style-name="P37"><text:span text:style-name="T31">AAAB1</text:span></text:p>
            </table:table-cell>
            <table:table-cell table:style-name="Table5_col2_row2">
              <text:p text:style-name="P36"><text:span text:style-name="T30">MCQ Question with </text:span><text:span text:style-name="T32">Multiple</text:span><text:span text:style-name="T30"> answers</text:span></text:p>
              <text:p text:style-name="P37"/>
            </table:table-cell>
            <table:table-cell table:style-name="Table5_col3_row2">
              <text:p text:style-name="P36"><text:span text:style-name="T31">1. 4th Index of AlphaString1 will tell noOfCorrectOptions to be chosen</text:span></text:p>
              <text:p text:style-name="P37"/>
              <text:p text:style-name="P37"><text:span text:style-name="T31">2. var shift = </text:span><text:span text:style-name="T36">(noOfCorrectOptions &lt;= 4) <text:s/>? 1 : 0;</text:span></text:p>
              <text:p text:style-name="P37"/>
              <text:p text:style-name="P37"><text:span text:style-name="T31">3. var alpha15 =  </text:span><text:span text:style-name="T30">alphaString2</text:span><text:span text:style-name="T31"> + </text:span><text:span text:style-name="T30">alphaString3 + alphaString4;</text:span></text:p>
              <text:p text:style-name="P37"><text:span text:style-name="T30"> <text:s text:c="3"/>var alphaString = alphaString5 + alphaString6 + alphaString7 + alphaString8;</text:span></text:p>
              <text:p text:style-name="P37"/>
              <text:p text:style-name="P37"><text:span text:style-name="T30">4. var correctAns = [];</text:span></text:p>
              <text:p text:style-name="P37"><text:span text:style-name="T30"> <text:s text:c="3"/>var gap = 14 / </text:span><text:span text:style-name="T36">noOfCorrectOptions;</text:span></text:p>
              <text:p text:style-name="P37"/>
              <text:p text:style-name="P37"><text:span text:style-name="T30">4. for (var i=0; </text:span><text:span text:style-name="T30">correctAns.length &lt; </text:span><text:span text:style-name="T36">noOfCorrectOptions; i= i+</text:span><text:span text:style-name="T30">gap</text:span><text:span text:style-name="T30">) {</text:span></text:p>
              <text:p text:style-name="P37"><text:span text:style-name="T30"> <text:s text:c="3"/></text:span></text:p>
              <text:p text:style-name="P37"><text:span text:style-name="T30"> <text:s text:c="3"/></text:span><text:span text:style-name="T30">correctAns.push( alphaString </text:span><text:span text:style-name="T36">[ alpha15 [i + shift] ] </text:span><text:span text:style-name="T30">);</text:span></text:p>
              <text:p text:style-name="P37"><text:span text:style-name="T30"> <text:s text:c="3"/>shift *= -1;</text:span></text:p>
              <text:p text:style-name="P37"><text:span text:style-name="T30">}</text:span></text:p>
              <text:p text:style-name="P37"/>
              <text:p text:style-name="P37"><text:span text:style-name="T30">5. return </text:span><text:span text:style-name="T30">correctAns;</text:span></text:p>
              <text:p text:style-name="P37"/>
            </table:table-cell>
          </table:table-row>
          <table:table-row>
            <table:table-cell table:style-name="Table5_col1_row3">
              <text:p text:style-name="P36"/>
            </table:table-cell>
            <table:table-cell table:style-name="Table5_col2_row3">
              <text:p text:style-name="P36"/>
            </table:table-cell>
            <table:table-cell table:style-name="Table5_col3_row3">
              <text:p text:style-name="P36"/>
            </table:table-cell>
          </table:table-row>
          <table:table-row>
            <table:table-cell table:style-name="Table5_col1_row4">
              <text:p text:style-name="P36"/>
            </table:table-cell>
            <table:table-cell table:style-name="Table5_col2_row4">
              <text:p text:style-name="P36"/>
            </table:table-cell>
            <table:table-cell table:style-name="Table5_col3_row4">
              <text:p text:style-name="P36"/>
            </table:table-cell>
          </table:table-row>
          <table:table-row>
            <table:table-cell table:style-name="Table5_col1_row5">
              <text:p text:style-name="P36"/>
            </table:table-cell>
            <table:table-cell table:style-name="Table5_col2_row5">
              <text:p text:style-name="P36"/>
            </table:table-cell>
            <table:table-cell table:style-name="Table5_col3_row5">
              <text:p text:style-name="P36"/>
            </table:table-cell>
          </table:table-row>
          <table:table-row>
            <table:table-cell table:style-name="Table5_col1_row6">
              <text:p text:style-name="P36"/>
            </table:table-cell>
            <table:table-cell table:style-name="Table5_col2_row6">
              <text:p text:style-name="P36"/>
            </table:table-cell>
            <table:table-cell table:style-name="Table5_col3_row6">
              <text:p text:style-name="P36"/>
            </table:table-cell>
          </table:table-row>
          <table:table-row>
            <table:table-cell table:style-name="Table5_col1_row7">
              <text:p text:style-name="P36"/>
            </table:table-cell>
            <table:table-cell table:style-name="Table5_col2_row7">
              <text:p text:style-name="P37"/>
            </table:table-cell>
            <table:table-cell table:style-name="Table5_col3_row7">
              <text:p text:style-name="P36"/>
            </table:table-cell>
          </table:table-row>
          <table:table-row>
            <table:table-cell table:style-name="Table5_col1_row8">
              <text:p text:style-name="P36"/>
            </table:table-cell>
            <table:table-cell table:style-name="Table5_col2_row8">
              <text:p text:style-name="P36"/>
            </table:table-cell>
            <table:table-cell table:style-name="Table5_col3_row8">
              <text:p text:style-name="P36"/>
            </table:table-cell>
          </table:table-row>
          <table:table-row>
            <table:table-cell table:style-name="Table5_col1_row9">
              <text:p text:style-name="P36"/>
            </table:table-cell>
            <table:table-cell table:style-name="Table5_col2_row9">
              <text:p text:style-name="P36"/>
            </table:table-cell>
            <table:table-cell table:style-name="Table5_col3_row9">
              <text:p text:style-name="P36"/>
            </table:table-cell>
          </table:table-row>
          <table:table-row>
            <table:table-cell table:style-name="Table5_col1_row10">
              <text:p text:style-name="P36"/>
            </table:table-cell>
            <table:table-cell table:style-name="Table5_col2_row10">
              <text:p text:style-name="P36"/>
            </table:table-cell>
            <table:table-cell table:style-name="Table5_col3_row10">
              <text:p text:style-name="P36"/>
            </table:table-cell>
          </table:table-row>
        </table:table>
        <text:p text:style-name="P18"/>
        <text:p text:style-name="P18"/>
        <text:p text:style-name="P18"><text:span text:style-name="T8">B. Node Tools</text:span></text:p>
        <text:p text:style-name="P38"/>
        <text:p text:style-name="P38"/>
        <text:p text:style-name="P23"><text:span text:style-name="T8">B.1. Data Preparation Tool</text:span></text:p>
        <text:p text:style-name="P24"/>
        <text:p text:style-name="P24"><text:span text:style-name="T8">The data folders currently have to types of data</text:span></text:p>
        <text:p text:style-name="P24"><text:span text:style-name="T8">1. index.json =&gt; Each folder contains its own index.json describing its content</text:span></text:p>
        <text:p text:style-name="P24"><text:span text:style-name="T8">2. &lt;file_name&gt;.qa.json =&gt; Holds the Question-Answers in raw format</text:span></text:p>
        <text:p text:style-name="P24"/>
        <text:p text:style-name="P24"/>
        <text:p text:style-name="P24"/>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Sans" svg:font-family="Sans"/>
    <style:font-face style:name="Times New Roman" svg:font-family="Times New Roman"/>
  </office:font-face-decls>
  <office:styles>
    <style:default-style style:family="paragraph">
      <style:paragraph-properties style:tab-stop-distance="0.5in"/>
    </style:default-style>
    <style:style style:family="text" style:name="Footnote-anchor-text-text" style:display-name="Footnote anchor_text_text" style:next-style-name="Footnote-anchor-text-text">
      <style:text-properties style:text-position="33%" fo:font-size="10pt"/>
    </style:style>
    <style:style style:family="text" style:name="Endnote-anchor-text-text" style:display-name="Endnote anchor_text_text" style:next-style-name="Endnote-anchor-text-text">
      <style:text-properties style:text-position="33%" fo:font-size="10pt"/>
    </style:style>
    <style:style style:family="paragraph" style:name="Heading" style:display-name="Heading" style:parent-style-name="Standard"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Standard" style:next-style-name="Contents-1">
      <style:paragraph-properties fo:text-indent="-0.2957in" fo:margin-left="0.5in" fo:margin-right="0in"/>
    </style:style>
    <style:style style:family="paragraph" style:name="Contents-2" style:display-name="Contents 2" style:parent-style-name="Standard" style:next-style-name="Contents-2">
      <style:paragraph-properties fo:text-indent="-0.2957in" fo:margin-left="1in" fo:margin-right="0in"/>
    </style:style>
    <style:style style:family="paragraph" style:name="Arrowhead-List" style:display-name="Arrowhead List" style:next-style-name="Arrowhead-List">
      <style:paragraph-properties fo:text-align="left" fo:text-indent="-0.2957in" fo:widows="2" fo:orphans="2" fo:margin-left="0.5in" fo:margin-right="0in" style:writing-mode="lr"/>
      <style:text-properties style:font-name="Sans" fo:font-size="12pt"/>
    </style:style>
    <style:style style:family="paragraph" style:name="Lower-Roman-List" style:display-name="Lower Roman List" style:next-style-name="Lower-Roman-List">
      <style:paragraph-properties fo:text-indent="-0.2957in" fo:margin-left="0.5in" fo:margin-right="0in"/>
    </style:style>
    <style:style style:family="paragraph" style:name="Numbered-Heading-1" style:display-name="Numbered Heading 1" style:next-style-name="Numbered-Heading-1">
      <style:paragraph-properties>
        <style:tab-stops>
          <style:tab-stop style:type="left" style:position="0.297917in"/>
        </style:tab-stops>
      </style:paragraph-properties>
    </style:style>
    <style:style style:family="paragraph" style:name="Numbered-Heading-2" style:display-name="Numbered Heading 2" style:next-style-name="Numbered-Heading-2">
      <style:paragraph-properties>
        <style:tab-stops>
          <style:tab-stop style:type="left" style:position="0.297917in"/>
        </style:tab-stops>
      </style:paragraph-properties>
    </style:style>
    <style:style style:family="paragraph" style:name="Diamond-List" style:display-name="Diamond List" style:next-style-name="Diamond-List">
      <style:paragraph-properties fo:text-align="left" fo:text-indent="-0.2957in" fo:widows="2" fo:orphans="2" fo:margin-left="0.5in" fo:margin-right="0in" style:writing-mode="lr"/>
      <style:text-properties style:font-name="Sans" fo:font-size="12pt"/>
    </style:style>
    <style:style style:family="paragraph" style:name="Contents-4" style:display-name="Contents 4" style:parent-style-name="Standard" style:next-style-name="Contents-4">
      <style:paragraph-properties fo:text-indent="-0.2957in" fo:margin-left="2in" fo:margin-right="0in"/>
    </style:style>
    <style:style style:family="paragraph" style:name="Contents-3" style:display-name="Contents 3" style:parent-style-name="Standard" style:next-style-name="Contents-3">
      <style:paragraph-properties fo:text-indent="-0.2957in" fo:margin-left="1.5in" fo:margin-right="0in"/>
    </style:style>
    <style:style style:family="paragraph" style:name="Numbered-Heading-3" style:display-name="Numbered Heading 3" style:next-style-name="Numbered-Heading-3">
      <style:paragraph-properties>
        <style:tab-stops>
          <style:tab-stop style:type="left" style:position="0.297917in"/>
        </style:tab-stops>
      </style:paragraph-properties>
    </style:style>
    <style:style style:family="paragraph" style:name="Numbered-List" style:display-name="Numbered List" style:next-style-name="Numbered-List">
      <style:paragraph-properties fo:text-align="left" fo:text-indent="-0.2957in" fo:widows="2" fo:orphans="2" fo:margin-left="0.5in" fo:margin-right="0in" style:writing-mode="lr"/>
      <style:text-properties style:font-name="Sans" fo:font-size="12pt"/>
    </style:style>
    <style:style style:family="paragraph" style:name="Bullet-List" style:display-name="Bullet List" style:next-style-name="Bullet-List">
      <style:paragraph-properties fo:text-align="left" fo:text-indent="-0.2957in" fo:widows="2" fo:orphans="2" fo:margin-left="0.5in" fo:margin-right="0in" style:writing-mode="lr"/>
      <style:text-properties style:font-name="Sans" fo:font-size="12pt"/>
    </style:style>
    <style:style style:family="paragraph" style:name="Chapter-Heading" style:display-name="Chapter Heading" style:next-style-name="Chapter-Heading">
      <style:paragraph-properties>
        <style:tab-stops>
          <style:tab-stop style:type="left" style:position="1.100000in"/>
        </style:tab-stops>
      </style:paragraph-properties>
    </style:style>
    <style:style style:family="paragraph" style:name="Square-List" style:display-name="Square List" style:next-style-name="Square-List">
      <style:paragraph-properties fo:text-align="left" fo:text-indent="-0.2957in" fo:widows="2" fo:orphans="2" fo:margin-left="0.5in" fo:margin-right="0in" style:writing-mode="lr"/>
      <style:text-properties style:font-name="Sans" fo:font-size="12pt"/>
    </style:style>
    <style:style style:family="paragraph" style:name="Dashed-List" style:display-name="Dashed List" style:next-style-name="Dashed-List">
      <style:paragraph-properties fo:text-align="left" fo:text-indent="-0.2957in" fo:widows="2" fo:orphans="2" fo:margin-left="0.5in" fo:margin-right="0in" style:writing-mode="lr"/>
      <style:text-properties style:font-name="Sans" fo:font-size="12pt"/>
    </style:style>
    <style:style style:family="paragraph" style:name="Heading-3" style:display-name="Heading 3" style:parent-style-name="Heading" style:next-style-name="Heading-3">
      <style:paragraph-properties fo:margin-top="0.3055in" fo:margin-bottom="0.0417in"/>
      <style:text-properties style:font-name="Liberation Sans" fo:font-size="12pt" fo:font-weight="bold"/>
    </style:style>
    <style:style style:family="paragraph" style:name="Tick-List" style:display-name="Tick List" style:next-style-name="Tick-List">
      <style:paragraph-properties fo:text-align="left" fo:text-indent="-0.2957in" fo:widows="2" fo:orphans="2" fo:margin-left="0.5in" fo:margin-right="0in" style:writing-mode="lr"/>
      <style:text-properties style:font-name="Sans" fo:font-size="12pt"/>
    </style:style>
    <style:style style:family="paragraph" style:name="Heart-List" style:display-name="Heart List" style:next-style-name="Heart-List">
      <style:paragraph-properties fo:text-align="left" fo:text-indent="-0.2957in" fo:widows="2" fo:orphans="2" fo:margin-left="0.5in" fo:margin-right="0in" style:writing-mode="lr"/>
      <style:text-properties style:font-name="Sans" fo:font-size="12pt"/>
    </style:style>
    <style:style style:family="paragraph" style:name="Text-body" style:display-name="Text body" style:parent-style-name="Standard" style:next-style-name="Text-body">
      <style:paragraph-properties fo:line-height="120%" fo:margin-top="0in" fo:margin-bottom="0.0972in"/>
    </style:style>
    <style:style style:family="paragraph" style:name="Block-Text" style:display-name="Block Text" style:parent-style-name="Standard" style:next-style-name="Block-Text">
      <style:paragraph-properties fo:text-indent="0in" fo:margin-left="1in" fo:margin-right="1in" fo:margin-top="0in" fo:margin-bottom="0.0811in"/>
    </style:style>
    <style:style style:family="paragraph" style:name="Upper-Case-List" style:display-name="Upper Case List" style:parent-style-name="Numbered-List" style:next-style-name="Upper-Case-List">
      <style:paragraph-properties fo:text-indent="-0.2957in" fo:margin-left="0.5in" fo:margin-right="0in"/>
    </style:style>
    <style:style style:family="paragraph" style:name="Footnote" style:display-name="Footnote" style:parent-style-name="Standard" style:next-style-name="Footnote">
      <style:text-properties fo:font-size="10pt"/>
    </style:style>
    <style:style style:family="paragraph" style:name="Standard" style:display-name="Standard" style:next-style-name="Standard">
      <style:paragraph-properties fo:text-align="left" fo:widows="2" fo:orphans="2" style:writing-mode="lr"/>
      <style:text-properties style:font-name="Times New Roman" fo:font-size="12pt"/>
    </style:style>
    <style:style style:family="paragraph" style:name="Hand-List" style:display-name="Hand List" style:next-style-name="Hand-List">
      <style:paragraph-properties fo:text-align="left" fo:text-indent="-0.2957in" fo:widows="2" fo:orphans="2" fo:margin-left="0.5in" fo:margin-right="0in" style:writing-mode="lr"/>
      <style:text-properties style:font-name="Sans" fo:font-size="12pt"/>
    </style:style>
    <style:style style:family="paragraph" style:name="Heading-1" style:display-name="Heading 1" style:parent-style-name="Heading" style:next-style-name="Heading-1">
      <style:paragraph-properties fo:margin-top="0.3055in" fo:margin-bottom="0.0417in"/>
      <style:text-properties style:font-name="Liberation Sans" fo:font-size="17pt" fo:font-weight="bold"/>
    </style:style>
    <style:style style:family="paragraph" style:name="Heading-2" style:display-name="Heading 2" style:parent-style-name="Heading" style:next-style-name="Heading-2">
      <style:paragraph-properties fo:margin-top="0.3055in" fo:margin-bottom="0.0417in"/>
      <style:text-properties style:font-name="Liberation Sans" fo:font-size="14pt" fo:font-weight="bold"/>
    </style:style>
    <style:style style:family="paragraph" style:name="Contents-Header" style:display-name="Contents Header" style:next-style-name="Contents-Header">
      <style:paragraph-properties fo:text-align="center" fo:margin-top="0.1665in" fo:margin-bottom="0.0811in"/>
      <style:text-properties style:font-name="Liberation Sans" fo:font-size="16pt" fo:font-weight="bold"/>
    </style:style>
    <style:style style:family="paragraph" style:name="Heading-4" style:display-name="Heading 4" style:parent-style-name="Heading" style:next-style-name="Heading-4">
      <style:paragraph-properties fo:margin-top="0.3055in" fo:margin-bottom="0.0417in"/>
      <style:text-properties style:font-name="Liberation Sans" fo:font-size="12pt" fo:font-weight="bold"/>
    </style:style>
    <style:style style:family="paragraph" style:name="Normal" style:display-name="Normal"/>
    <style:style style:family="paragraph" style:name="Lower-Case-List" style:display-name="Lower Case List" style:next-style-name="Lower-Case-List">
      <style:paragraph-properties fo:text-indent="-0.2957in" fo:margin-left="0.5in" fo:margin-right="0in"/>
    </style:style>
    <style:style style:family="paragraph" style:name="Caption" style:display-name="Caption" style:parent-style-name="Standard" style:next-style-name="Caption">
      <style:paragraph-properties fo:margin-top="0.0835in" fo:margin-bottom="0.0835in"/>
      <style:text-properties fo:font-size="12pt" fo:font-style="italic"/>
    </style:style>
    <style:style style:family="paragraph" style:name="Upper-Roman-List" style:display-name="Upper Roman List" style:parent-style-name="Numbered-List" style:next-style-name="Upper-Roman-List">
      <style:paragraph-properties fo:text-indent="-0.2957in" fo:margin-left="0.5in" fo:margin-right="0in"/>
    </style:style>
    <style:style style:family="paragraph" style:name="Section-Heading" style:display-name="Section Heading" style:parent-style-name="Numbered-Heading-1" style:next-style-name="Section-Heading">
      <style:paragraph-properties>
        <style:tab-stops>
          <style:tab-stop style:type="left" style:position="1.100000in"/>
        </style:tab-stops>
      </style:paragraph-properties>
    </style:style>
    <style:style style:family="paragraph" style:name="Implies-List" style:display-name="Implies List" style:next-style-name="Implies-List">
      <style:paragraph-properties fo:text-align="left" fo:text-indent="-0.2957in" fo:widows="2" fo:orphans="2" fo:margin-left="0.5in" fo:margin-right="0in" style:writing-mode="lr"/>
      <style:text-properties style:font-name="Sans" fo:font-size="12pt"/>
    </style:style>
    <style:style style:family="paragraph" style:name="Box-List" style:display-name="Box List" style:next-style-name="Box-List">
      <style:paragraph-properties fo:text-align="left" fo:text-indent="-0.2957in" fo:widows="2" fo:orphans="2" fo:margin-left="0.5in" fo:margin-right="0in" style:writing-mode="lr"/>
      <style:text-properties style:font-name="Sans" fo:font-size="12pt"/>
    </style:style>
    <style:style style:family="paragraph" style:name="Star-List" style:display-name="Star List" style:next-style-name="Star-List">
      <style:paragraph-properties fo:text-align="left" fo:text-indent="-0.2957in" fo:widows="2" fo:orphans="2" fo:margin-left="0.5in" fo:margin-right="0in" style:writing-mode="lr"/>
      <style:text-properties style:font-name="Sans" fo:font-size="12pt"/>
    </style:style>
    <style:style style:family="paragraph" style:name="Plain-Text" style:display-name="Plain Text" style:parent-style-name="Standard" style:next-style-name="Plain-Text">
      <style:text-properties style:font-name="Courier New"/>
    </style:style>
    <style:style style:family="paragraph" style:name="Triangle-List" style:display-name="Triangle List" style:next-style-name="Triangle-List">
      <style:paragraph-properties fo:text-align="left" fo:text-indent="-0.2957in" fo:widows="2" fo:orphans="2" fo:margin-left="0.5in" fo:margin-right="0in" style:writing-mode="lr"/>
      <style:text-properties style:font-name="Sans" fo:font-size="12pt"/>
    </style:style>
    <style:style style:family="paragraph" style:name="Endnote" style:display-name="Endnote" style:parent-style-name="Standard" style:next-style-name="Endnote">
      <style:paragraph-properties fo:text-indent="-0.2in" fo:margin-left="0.2in" fo:margin-right="0in"/>
    </style:style>
  </office:styles>
  <office:automatic-styles>
    <style:style style:family="text" style:name="T1" style:display-name="T1">
      <style:text-properties style:font-name="Times New Roman" fo:font-size="12pt" fo:language="en" fo:country="US"/>
    </style:style>
    <style:style style:family="paragraph" style:name="P1" style:display-name="P1" style:parent-style-name="Standard">
      <style:paragraph-properties fo:text-align="end" fo:line-height="100%" style:writing-mode="lr"/>
    </style:style>
    <style:page-layout style:name="Standard">
      <style:page-layout-properties fo:page-width="8.500000in" fo:page-height="11.000000in" style:print-orientation="portrait" fo:margin-top="1.270000cm" fo:margin-bottom="1.270000cm" fo:margin-left="1in" fo:margin-right="1in"/>
      <style:header-style>
        <style:header-footer-properties svg:height="2.438908cm"/>
      </style:header-style>
      <style:footer-style>
        <style:header-footer-properties svg:height="2.438908cm"/>
      </style:footer-style>
    </style:page-layout>
  </office:automatic-styles>
  <office:master-styles>
    <style:master-page style:name="Standard" style:page-layout-name="Standard">
      <style:header>
        <text:p text:style-name="P1"><text:span text:style-name="T1">Document created by Suman Barick</text:span></text:p>
      </style:header>
      <style:footer>
        <text:p text:style-name="P1"><text:page-number>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Sat Apr 21 01:49:39 2018
</meta:creation-date>
    <dc:date>Sat Apr 21 03:35:18 2018
</dc:date>
  </office:meta>
</office:document-meta>
</file>